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12" manifest:media-type=""/>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2" manifest:media-type=""/>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4"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5" style:family="paragraph" style:parent-style-name="Standard">
      <style:paragraph-properties fo:text-align="justify" style:justify-single-word="false"/>
      <style:text-properties fo:font-weight="bold" officeooo:rsid="0017b97c" officeooo:paragraph-rsid="00274fcf" style:font-weight-asian="bold" style:font-weight-complex="bold"/>
    </style:style>
    <style:style style:name="P6" style:family="paragraph" style:parent-style-name="Standard">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1cbad4" officeooo:paragraph-rsid="007b7a57"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1cbad4" officeooo:paragraph-rsid="0030aab8"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5e13a0" officeooo:paragraph-rsid="005e13a0"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5e13a0" officeooo:paragraph-rsid="007b7a57"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5e3424" officeooo:paragraph-rsid="005e3424"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30aab8" officeooo:paragraph-rsid="001df3e1"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weight="normal" officeooo:rsid="00752315" officeooo:paragraph-rsid="00752315"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fo:font-weight="normal" officeooo:rsid="007c4b51" officeooo:paragraph-rsid="007c4b51"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fo:font-weight="normal" officeooo:rsid="007eb45b" officeooo:paragraph-rsid="007eb45b"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weight="normal" officeooo:rsid="008065de" officeooo:paragraph-rsid="008065de" style:font-size-asian="8.75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821fa6" officeooo:paragraph-rsid="00821fa6" style:font-size-asian="8.75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weight="normal" officeooo:rsid="008505d2" officeooo:paragraph-rsid="008505d2"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fo:font-size="10pt" fo:font-weight="normal" officeooo:rsid="00889060" officeooo:paragraph-rsid="00889060" style:font-size-asian="8.75pt" style:font-weight-asian="normal" style:font-size-complex="10pt" style:font-weight-complex="normal"/>
    </style:style>
    <style:style style:name="P20" style:family="paragraph" style:parent-style-name="Standard">
      <style:paragraph-properties fo:text-align="justify" style:justify-single-word="false"/>
      <style:text-properties fo:font-size="10pt" fo:font-weight="normal" officeooo:rsid="008a7e57" officeooo:paragraph-rsid="008a7e57"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fo:font-size="10pt" fo:font-weight="normal" officeooo:rsid="008bd604" officeooo:paragraph-rsid="008bd604"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8e2c3b" officeooo:paragraph-rsid="008e2c3b"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8ec91d" officeooo:paragraph-rsid="008ec91d"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fo:font-size="10pt" fo:font-weight="normal" officeooo:rsid="008f88f7" officeooo:paragraph-rsid="008f88f7" style:font-size-asian="8.75pt" style:font-weight-asian="normal" style:font-size-complex="10pt" style:font-weight-complex="normal"/>
    </style:style>
    <style:style style:name="P25" style:family="paragraph" style:parent-style-name="Standard">
      <style:paragraph-properties fo:text-align="justify" style:justify-single-word="false"/>
      <style:text-properties fo:font-size="10pt" fo:font-weight="normal" officeooo:rsid="004ddaca" officeooo:paragraph-rsid="004ddaca"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normal" officeooo:rsid="006a0ed4" officeooo:paragraph-rsid="00274fcf"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size="10pt" fo:font-weight="normal" officeooo:rsid="00913650" officeooo:paragraph-rsid="00913650"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bold" officeooo:rsid="007c4b51" officeooo:paragraph-rsid="007c4b51" style:font-size-asian="8.75pt" style:font-weight-asian="bold" style:font-size-complex="10pt" style:font-weight-complex="bold"/>
    </style:style>
    <style:style style:name="P29" style:family="paragraph" style:parent-style-name="Standard">
      <style:paragraph-properties fo:text-align="justify" style:justify-single-word="false"/>
      <style:text-properties fo:font-size="10pt" fo:font-weight="bold" officeooo:rsid="00821fa6" officeooo:paragraph-rsid="00821fa6" style:font-size-asian="8.75pt" style:font-weight-asian="bold" style:font-size-complex="10pt" style:font-weight-complex="bold"/>
    </style:style>
    <style:style style:name="P30" style:family="paragraph" style:parent-style-name="Standard">
      <style:paragraph-properties fo:text-align="justify" style:justify-single-word="false"/>
      <style:text-properties fo:font-size="10pt" fo:font-weight="bold" officeooo:rsid="0017b97c" officeooo:paragraph-rsid="00274fcf" style:font-size-asian="10pt" style:font-weight-asian="bold" style:font-size-complex="10pt" style:font-weight-complex="bold"/>
    </style:style>
    <style:style style:name="P3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6f59d2" style:font-size-asian="10pt" style:font-weight-asian="normal" style:font-size-complex="10pt" style:font-weight-complex="normal"/>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274fcf" style:font-size-asian="10pt" style:font-weight-asian="normal" style:font-size-complex="10pt" style:font-weight-complex="normal"/>
    </style:style>
    <style:style style:name="P33"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0pt" fo:font-weight="normal" officeooo:rsid="0092c2c1" officeooo:paragraph-rsid="0092c2c1" style:font-size-asian="8.75pt" style:font-weight-asian="normal" style:font-size-complex="10pt" style:font-weight-complex="normal"/>
    </style:style>
    <style:style style:name="P34"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0pt" fo:font-weight="normal" officeooo:rsid="0092c2c1" officeooo:paragraph-rsid="009479a9" style:font-size-asian="8.75pt" style:font-weight-asian="normal" style:font-size-complex="10pt" style:font-weight-complex="normal"/>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72fe10" officeooo:paragraph-rsid="006f59d2" style:font-size-asian="8.75pt" style:font-weight-asian="normal" style:font-size-complex="10pt" style:font-weight-complex="normal"/>
    </style:style>
    <style:style style:name="P36" style:family="paragraph" style:parent-style-name="Standard">
      <loext:graphic-properties draw:fill="none"/>
      <style:paragraph-properties fo:margin-left="1.199cm" fo:margin-right="0cm" fo:margin-top="0cm" fo:margin-bottom="0cm" loext:contextual-spacing="false" fo:text-align="justify" style:justify-single-word="false" fo:text-indent="0cm" style:auto-text-indent="false" fo:background-color="transparent"/>
      <style:text-properties fo:font-size="10pt" fo:font-weight="normal" officeooo:rsid="0051ad28" officeooo:paragraph-rsid="0051ad28" style:font-size-asian="8.75pt" style:font-weight-asian="normal" style:font-size-complex="10pt" style:font-weight-complex="normal"/>
    </style:style>
    <style:style style:name="P37" style:family="paragraph" style:parent-style-name="Standard">
      <loext:graphic-properties draw:fill="none"/>
      <style:paragraph-properties fo:margin-left="1.199cm" fo:margin-right="0cm" fo:margin-top="0cm" fo:margin-bottom="0cm" loext:contextual-spacing="false" fo:text-align="justify" style:justify-single-word="false" fo:text-indent="0cm" style:auto-text-indent="false" fo:background-color="transparent"/>
      <style:text-properties fo:font-size="10pt" fo:font-weight="normal" officeooo:rsid="006ba6ca" officeooo:paragraph-rsid="0092ae09" style:font-size-asian="8.75pt" style:font-weight-asian="normal" style:font-size-complex="10pt" style:font-weight-complex="normal"/>
    </style:style>
    <style:style style:name="P38" style:family="paragraph" style:parent-style-name="Standard">
      <loext:graphic-properties draw:fill="none"/>
      <style:paragraph-properties fo:margin-left="1.199cm" fo:margin-right="0cm" fo:margin-top="0cm" fo:margin-bottom="0cm" loext:contextual-spacing="false" fo:text-align="justify" style:justify-single-word="false" fo:text-indent="0cm" style:auto-text-indent="false" fo:background-color="transparent"/>
      <style:text-properties fo:font-size="10pt" fo:font-weight="normal" officeooo:rsid="0092ae09" officeooo:paragraph-rsid="0092ae09" style:font-size-asian="8.75pt" style:font-weight-asian="normal" style:font-size-complex="10pt" style:font-weight-complex="normal"/>
    </style:style>
    <style:style style:name="P39" style:family="paragraph" style:parent-style-name="Standard">
      <loext:graphic-properties draw:fill="none"/>
      <style:paragraph-properties fo:margin-left="1.199cm" fo:margin-right="0cm" fo:margin-top="0cm" fo:margin-bottom="0cm" loext:contextual-spacing="false" fo:text-align="justify" style:justify-single-word="false" fo:text-indent="0cm" style:auto-text-indent="false" fo:background-color="transparent"/>
      <style:text-properties officeooo:rsid="00920013" officeooo:paragraph-rsid="00920013"/>
    </style:style>
    <style:style style:name="P40" style:family="paragraph" style:parent-style-name="Standard" style:list-style-name="L1">
      <style:paragraph-properties fo:text-align="justify" style:justify-single-word="false"/>
      <style:text-properties fo:font-size="10pt" fo:font-weight="normal" officeooo:rsid="0074622f" officeooo:paragraph-rsid="0074622f" style:font-size-asian="8.75pt" style:font-weight-asian="normal" style:font-size-complex="10pt" style:font-weight-complex="normal"/>
    </style:style>
    <style:style style:name="P41" style:family="paragraph" style:parent-style-name="Standard" style:list-style-name="L1">
      <style:paragraph-properties fo:text-align="justify" style:justify-single-word="false"/>
      <style:text-properties fo:font-size="10pt" fo:font-weight="normal" officeooo:rsid="005c3d38" officeooo:paragraph-rsid="005c3d38" style:font-size-asian="8.75pt" style:font-weight-asian="normal" style:font-size-complex="10pt" style:font-weight-complex="normal"/>
    </style:style>
    <style:style style:name="P42" style:family="paragraph" style:parent-style-name="Standard" style:list-style-name="L1">
      <style:paragraph-properties fo:text-align="justify" style:justify-single-word="false"/>
      <style:text-properties fo:font-size="10pt" fo:font-weight="normal" officeooo:rsid="00752315" officeooo:paragraph-rsid="00752315" style:font-size-asian="8.75pt" style:font-weight-asian="normal" style:font-size-complex="10pt" style:font-weight-complex="normal"/>
    </style:style>
    <style:style style:name="P43" style:family="paragraph" style:parent-style-name="Standard">
      <style:paragraph-properties fo:text-align="justify" style:justify-single-word="false"/>
      <style:text-properties fo:font-size="10pt" fo:font-weight="normal" officeooo:rsid="007786aa" officeooo:paragraph-rsid="00752315" style:font-size-asian="8.75pt" style:font-weight-asian="normal" style:font-size-complex="10pt" style:font-weight-complex="normal"/>
    </style:style>
    <style:style style:name="P44" style:family="paragraph" style:parent-style-name="Standard" style:list-style-name="L1">
      <style:paragraph-properties fo:text-align="justify" style:justify-single-word="false"/>
      <style:text-properties fo:font-size="10pt" fo:font-weight="normal" officeooo:rsid="005e13a0" officeooo:paragraph-rsid="005e13a0" style:font-size-asian="8.75pt" style:font-weight-asian="normal" style:font-size-complex="10pt" style:font-weight-complex="normal"/>
    </style:style>
    <style:style style:name="P45" style:family="paragraph" style:parent-style-name="Standard" style:list-style-name="L1">
      <style:paragraph-properties fo:text-align="justify" style:justify-single-word="false"/>
      <style:text-properties fo:font-size="10pt" fo:font-weight="normal" officeooo:rsid="005e3424" officeooo:paragraph-rsid="005e3424" style:font-size-asian="8.75pt" style:font-weight-asian="normal" style:font-size-complex="10pt" style:font-weight-complex="normal"/>
    </style:style>
    <style:style style:name="P46" style:family="paragraph" style:parent-style-name="Standard" style:list-style-name="L1">
      <style:paragraph-properties fo:text-align="justify" style:justify-single-word="false"/>
      <style:text-properties fo:font-size="10pt" fo:font-weight="normal" officeooo:rsid="007c4b51" officeooo:paragraph-rsid="007c4b51" style:font-size-asian="8.75pt" style:font-weight-asian="normal" style:font-size-complex="10pt" style:font-weight-complex="normal"/>
    </style:style>
    <style:style style:name="P47" style:family="paragraph" style:parent-style-name="Standard">
      <style:paragraph-properties fo:text-align="justify" style:justify-single-word="false"/>
      <style:text-properties fo:font-size="10pt" fo:font-weight="normal" officeooo:rsid="008505d2" officeooo:paragraph-rsid="007c4b51" style:font-size-asian="8.75pt" style:font-weight-asian="normal" style:font-size-complex="10pt" style:font-weight-complex="normal"/>
    </style:style>
    <style:style style:name="P48" style:family="paragraph" style:parent-style-name="Standard" style:list-style-name="L1">
      <style:paragraph-properties fo:text-align="justify" style:justify-single-word="false"/>
      <style:text-properties fo:font-size="10pt" fo:font-weight="normal" officeooo:rsid="0085de9a" officeooo:paragraph-rsid="005e3424" style:font-size-asian="8.75pt" style:font-weight-asian="normal" style:font-size-complex="10pt" style:font-weight-complex="normal"/>
    </style:style>
    <style:style style:name="P49" style:family="paragraph" style:parent-style-name="Standard" style:list-style-name="L2">
      <style:paragraph-properties fo:text-align="justify" style:justify-single-word="false"/>
      <style:text-properties fo:font-size="10pt" fo:font-weight="normal" officeooo:rsid="0085feab" officeooo:paragraph-rsid="0085feab" style:font-size-asian="8.75pt" style:font-weight-asian="normal" style:font-size-complex="10pt" style:font-weight-complex="normal"/>
    </style:style>
    <style:style style:name="P50" style:family="paragraph" style:parent-style-name="Standard" style:list-style-name="L2">
      <style:paragraph-properties fo:text-align="justify" style:justify-single-word="false"/>
      <style:text-properties fo:font-size="10pt" fo:font-weight="normal" officeooo:rsid="00611a51" officeooo:paragraph-rsid="00611a51" style:font-size-asian="8.75pt" style:font-weight-asian="normal" style:font-size-complex="10pt" style:font-weight-complex="normal"/>
    </style:style>
    <style:style style:name="P51" style:family="paragraph" style:parent-style-name="Standard" style:list-style-name="L2">
      <style:paragraph-properties fo:text-align="justify" style:justify-single-word="false"/>
      <style:text-properties fo:font-size="10pt" fo:font-weight="normal" officeooo:rsid="00889060" officeooo:paragraph-rsid="00889060" style:font-size-asian="8.75pt" style:font-weight-asian="normal" style:font-size-complex="10pt" style:font-weight-complex="normal"/>
    </style:style>
    <style:style style:name="P52" style:family="paragraph" style:parent-style-name="Standard">
      <style:paragraph-properties fo:text-align="justify" style:justify-single-word="false"/>
      <style:text-properties fo:font-size="10pt" fo:font-weight="normal" officeooo:rsid="0062af65" officeooo:paragraph-rsid="008ec91d" style:font-size-asian="8.75pt" style:font-weight-asian="normal" style:font-size-complex="10pt" style:font-weight-complex="normal"/>
    </style:style>
    <style:style style:name="P53" style:family="paragraph" style:parent-style-name="Standard" style:list-style-name="L3">
      <style:paragraph-properties fo:text-align="justify" style:justify-single-word="false"/>
      <style:text-properties fo:font-size="10pt" fo:font-weight="normal" officeooo:rsid="00913650" officeooo:paragraph-rsid="00913650" style:font-size-asian="10pt" style:font-weight-asian="normal" style:font-size-complex="10pt" style:font-weight-complex="normal"/>
    </style:style>
    <style:style style:name="P54" style:family="paragraph" style:parent-style-name="Standard" style:list-style-name="L4">
      <style:paragraph-properties fo:text-align="justify" style:justify-single-word="false"/>
      <style:text-properties fo:font-size="10pt" fo:font-weight="normal" officeooo:rsid="00913650" officeooo:paragraph-rsid="00913650" style:font-size-asian="10pt" style:font-weight-asian="normal" style:font-size-complex="10pt" style:font-weight-complex="normal"/>
    </style:style>
    <style:style style:name="P55" style:family="paragraph" style:parent-style-name="Standard" style:list-style-name="L5" style:master-page-name="">
      <loext:graphic-properties draw:fill="none"/>
      <style:paragraph-properties fo:margin-left="1.199cm" fo:margin-right="0cm" fo:margin-top="0cm" fo:margin-bottom="0cm" loext:contextual-spacing="false" fo:text-align="justify" style:justify-single-word="false" fo:text-indent="0cm" style:auto-text-indent="false" style:page-number="auto" fo:background-color="transparent"/>
      <style:text-properties officeooo:rsid="00920013" officeooo:paragraph-rsid="00920013"/>
    </style:style>
    <style:style style:name="P56" style:family="paragraph" style:parent-style-name="Standard">
      <loext:graphic-properties draw:fill="none"/>
      <style:paragraph-properties fo:margin-left="1.199cm" fo:margin-right="0cm" fo:margin-top="0cm" fo:margin-bottom="0cm" loext:contextual-spacing="false" fo:text-align="justify" style:justify-single-word="false" fo:text-indent="0cm" style:auto-text-indent="false" fo:background-color="transparent"/>
      <style:text-properties fo:font-size="10pt" fo:font-weight="normal" officeooo:rsid="00920013" officeooo:paragraph-rsid="00920013" style:font-size-asian="8.75pt" style:font-weight-asian="normal" style:font-size-complex="10pt" style:font-weight-complex="normal"/>
    </style:style>
    <style:style style:name="P57" style:family="paragraph" style:parent-style-name="Standard" style:list-style-name="L5">
      <loext:graphic-properties draw:fill="none"/>
      <style:paragraph-properties fo:margin-left="1.199cm" fo:margin-right="0cm" fo:margin-top="0cm" fo:margin-bottom="0cm" loext:contextual-spacing="false" fo:text-align="justify" style:justify-single-word="false" fo:text-indent="0cm" style:auto-text-indent="false" fo:background-color="transparent"/>
      <style:text-properties fo:font-size="10pt" fo:font-weight="normal" officeooo:rsid="0092ae09" officeooo:paragraph-rsid="0092ae09" style:font-size-asian="8.75pt" style:font-weight-asian="normal" style:font-size-complex="10pt" style:font-weight-complex="normal"/>
    </style:style>
    <style:style style:name="P58" style:family="paragraph" style:parent-style-name="Standard" style:list-style-name="L5">
      <loext:graphic-properties draw:fill="none"/>
      <style:paragraph-properties fo:margin-left="1.199cm" fo:margin-right="0cm" fo:margin-top="0cm" fo:margin-bottom="0cm" loext:contextual-spacing="false" fo:text-align="justify" style:justify-single-word="false" fo:text-indent="0cm" style:auto-text-indent="false" fo:background-color="transparent"/>
      <style:text-properties fo:font-size="10pt" fo:font-weight="normal" officeooo:rsid="0092c2c1" officeooo:paragraph-rsid="0092c2c1" style:font-size-asian="8.75pt" style:font-weight-asian="normal" style:font-size-complex="10pt" style:font-weight-complex="normal"/>
    </style:style>
    <style:style style:name="P59" style:family="paragraph" style:parent-style-name="Standard" style:list-style-name="L5">
      <loext:graphic-properties draw:fill="none"/>
      <style:paragraph-properties fo:margin-left="1.199cm" fo:margin-right="0cm" fo:margin-top="0cm" fo:margin-bottom="0cm" loext:contextual-spacing="false" fo:text-align="justify" style:justify-single-word="false" fo:text-indent="0cm" style:auto-text-indent="false" fo:background-color="transparent"/>
      <style:text-properties fo:font-size="10pt" fo:font-weight="normal" officeooo:rsid="00973d29" officeooo:paragraph-rsid="00973d29" style:font-size-asian="8.75pt" style:font-weight-asian="normal" style:font-size-complex="10pt" style:font-weight-complex="normal"/>
    </style:style>
    <style:style style:name="P60"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0pt" fo:font-weight="bold" officeooo:rsid="0092c2c1" officeooo:paragraph-rsid="0092c2c1" style:font-size-asian="8.75pt" style:font-weight-asian="bold" style:font-size-complex="10pt" style:font-weight-complex="bold"/>
    </style:style>
    <style:style style:name="P61"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0pt" fo:font-style="normal" fo:font-weight="normal" officeooo:rsid="009479a9" officeooo:paragraph-rsid="0092c2c1"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0pt" fo:font-style="normal" fo:font-weight="normal" officeooo:rsid="009479a9" officeooo:paragraph-rsid="009479a9"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0pt" fo:font-style="normal" fo:font-weight="normal" officeooo:rsid="0094b745" officeooo:paragraph-rsid="009479a9"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0pt" fo:font-style="normal" fo:font-weight="bold" officeooo:rsid="009479a9" officeooo:paragraph-rsid="009479a9" style:font-size-asian="8.75pt" style:font-style-asian="normal" style:font-weight-asian="bold" style:font-size-complex="10pt" style:font-style-complex="normal" style:font-weight-complex="bold"/>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951d1a" officeooo:paragraph-rsid="006f59d2" style:font-size-asian="10pt" style:font-weight-asian="normal" style:font-size-complex="10pt" style:font-weight-complex="normal"/>
    </style:style>
    <style:style style:name="P66" style:family="paragraph" style:parent-style-name="Standard" style:list-style-name="L5">
      <loext:graphic-properties draw:fill="none"/>
      <style:paragraph-properties fo:margin-top="0cm" fo:margin-bottom="0cm" loext:contextual-spacing="false" fo:text-align="justify" style:justify-single-word="false" fo:background-color="transparent"/>
      <style:text-properties fo:font-size="10pt" fo:font-weight="bold" officeooo:rsid="00973d29" officeooo:paragraph-rsid="00973d29" style:font-size-asian="8.75pt" style:font-weight-asian="bold" style:font-size-complex="10pt" style:font-weight-complex="bold"/>
    </style:style>
    <style:style style:name="P67" style:family="paragraph" style:parent-style-name="Standard">
      <loext:graphic-properties draw:fill="none"/>
      <style:paragraph-properties fo:margin-top="0cm" fo:margin-bottom="0cm" loext:contextual-spacing="false" fo:text-align="justify" style:justify-single-word="false" fo:background-color="transparent"/>
      <style:text-properties fo:font-size="10pt" fo:font-weight="bold" officeooo:rsid="00973d29" officeooo:paragraph-rsid="00973d29" style:font-size-asian="8.75pt" style:font-weight-asian="bold" style:font-size-complex="10pt" style:font-weight-complex="bold"/>
    </style:style>
    <style:style style:name="T1" style:family="text">
      <style:text-properties fo:font-size="10pt" fo:font-weight="normal" style:font-size-asian="8.75pt" style:font-weight-asian="normal" style:font-size-complex="10pt" style:font-weight-complex="normal"/>
    </style:style>
    <style:style style:name="T2" style:family="text">
      <style:text-properties fo:font-size="10pt" fo:font-weight="normal" officeooo:rsid="006ba6ca" style:font-size-asian="8.75pt" style:font-weight-asian="normal" style:font-size-complex="10pt" style:font-weight-complex="normal"/>
    </style:style>
    <style:style style:name="T3" style:family="text">
      <style:text-properties fo:font-size="10pt" fo:font-weight="bold" style:font-size-asian="8.75pt" style:font-weight-asian="bold" style:font-size-complex="10pt" style:font-weight-complex="bold"/>
    </style:style>
    <style:style style:name="T4" style:family="text">
      <style:text-properties officeooo:rsid="001ec29b"/>
    </style:style>
    <style:style style:name="T5" style:family="text">
      <style:text-properties officeooo:rsid="0023e6dc"/>
    </style:style>
    <style:style style:name="T6" style:family="text">
      <style:text-properties officeooo:rsid="00274fcf"/>
    </style:style>
    <style:style style:name="T7" style:family="text">
      <style:text-properties officeooo:rsid="0074622f"/>
    </style:style>
    <style:style style:name="T8" style:family="text">
      <style:text-properties officeooo:rsid="00752315"/>
    </style:style>
    <style:style style:name="T9" style:family="text">
      <style:text-properties officeooo:rsid="0077ae69"/>
    </style:style>
    <style:style style:name="T10" style:family="text">
      <style:text-properties fo:font-weight="bold" style:font-weight-asian="bold" style:font-weight-complex="bold"/>
    </style:style>
    <style:style style:name="T11" style:family="text">
      <style:text-properties fo:font-weight="bold" officeooo:rsid="0077ae69" style:font-weight-asian="bold" style:font-weight-complex="bold"/>
    </style:style>
    <style:style style:name="T12" style:family="text">
      <style:text-properties fo:font-weight="bold" officeooo:rsid="00769378" style:font-weight-asian="bold" style:font-weight-complex="bold"/>
    </style:style>
    <style:style style:name="T13" style:family="text">
      <style:text-properties fo:font-weight="bold" officeooo:rsid="007949e4" style:font-weight-asian="bold" style:font-weight-complex="bold"/>
    </style:style>
    <style:style style:name="T14" style:family="text">
      <style:text-properties fo:font-weight="bold" officeooo:rsid="007b7a57" style:font-weight-asian="bold" style:font-weight-complex="bold"/>
    </style:style>
    <style:style style:name="T15" style:family="text">
      <style:text-properties officeooo:rsid="00793f49"/>
    </style:style>
    <style:style style:name="T16" style:family="text">
      <style:text-properties officeooo:rsid="007949e4"/>
    </style:style>
    <style:style style:name="T17" style:family="text">
      <style:text-properties officeooo:rsid="007ac065"/>
    </style:style>
    <style:style style:name="T18" style:family="text">
      <style:text-properties officeooo:rsid="007b7a57"/>
    </style:style>
    <style:style style:name="T19" style:family="text">
      <style:text-properties officeooo:rsid="007cb588"/>
    </style:style>
    <style:style style:name="T20" style:family="text">
      <style:text-properties officeooo:rsid="00821fa6"/>
    </style:style>
    <style:style style:name="T21" style:family="text">
      <style:text-properties officeooo:rsid="00836d1b"/>
    </style:style>
    <style:style style:name="T22" style:family="text">
      <style:text-properties officeooo:rsid="008505d2"/>
    </style:style>
    <style:style style:name="T23" style:family="text">
      <style:text-properties officeooo:rsid="0087e723"/>
    </style:style>
    <style:style style:name="T24" style:family="text">
      <style:text-properties officeooo:rsid="008a7e57"/>
    </style:style>
    <style:style style:name="T25" style:family="text">
      <style:text-properties officeooo:rsid="009479a9"/>
    </style:style>
    <style:style style:name="T26" style:family="text">
      <style:text-properties fo:font-style="normal" officeooo:rsid="009479a9" style:font-style-asian="normal" style:font-style-complex="normal"/>
    </style:style>
    <style:style style:name="T27" style:family="text">
      <style:text-properties fo:font-style="normal" officeooo:rsid="0094b745" style:font-style-asian="normal" style:font-style-complex="normal"/>
    </style:style>
    <style:style style:name="T28" style:family="text">
      <style:text-properties fo:font-style="normal" fo:font-weight="bold" officeooo:rsid="009479a9" style:font-style-asian="normal" style:font-weight-asian="bold" style:font-style-complex="normal" style:font-weight-complex="bold"/>
    </style:style>
    <style:style style:name="T29" style:family="text">
      <style:text-properties officeooo:rsid="009638fc"/>
    </style:style>
    <style:style style:name="T30"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d<text:span text:style-name="T7">u devoir maison numéro 2</text:span></text:p>
      <text:p text:style-name="P2"/>
      <text:p text:style-name="P2">Exercice 1</text:p>
      <text:list xml:id="list3545841133" text:style-name="L1">
        <text:list-item>
          <text:p text:style-name="P40">a) Il y a en 2011 3,3 millions de salariés dans l’industrie.</text:p>
          <text:p text:style-name="P40">Le secteur tertiaire étant constitué du marchand et du non marchand, il y a en 2011 11 328 400 + 7 609 600 = 18 938 000, soit 18,9 millions de salariés dans ce secteur.</text:p>
          <text:p text:style-name="P41"/>
          <text:p text:style-name="P40">b) <text:span text:style-name="T8">L’emploi total Etot dans le secteur agricole en 2009 est de :</text:span></text:p>
          <text:p text:style-name="P42">Etot = Esalarié + E non salarié</text:p>
          <text:p text:style-name="P42">=&gt; Etot = 224 900 + 442 900</text:p>
        </text:list-item>
      </text:list>
      <text:p text:style-name="P13"><text:tab/>=&gt; <text:span text:style-name="T10">Etot = 66</text:span><text:span text:style-name="T12">7</text:span><text:span text:style-name="T10"> 800.</text:span></text:p>
      <text:p text:style-name="P13"/>
      <text:p text:style-name="P13"><text:tab/>Le tableau ci-dessous présente les emplois totaux par secteurs d’activité en 2009 et 2014 calculés de la même <text:tab/>manière :</text:p>
      <text:p text:style-name="P13"/>
      <text:p text:style-name="P13"/>
      <text:p text:style-name="P13"><draw:frame draw:style-name="fr1" draw:name="Objet1" text:anchor-type="paragraph" svg:width="6.773cm" svg:height="2.709cm" draw:z-index="0"><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13"/>
      <text:p text:style-name="P43"><text:tab/>c) Soient Es l’emploi salarié total en 2014 et Ens l’emploi non salarié total en 2014. La part p de l’emploi <text:tab/>salarié sur l’emploi total vaut :</text:p>
      <text:p text:style-name="P13"><text:tab/><text:span text:style-name="T9">p = (Es / Ens) * 100</text:span></text:p>
      <text:p text:style-name="P13"><text:tab/><text:span text:style-name="T9">=&gt; p = (23846 / (23846 + 2819,1)) * 100</text:span></text:p>
      <text:p text:style-name="P13"><text:tab/><text:span text:style-name="T9">=&gt; </text:span><text:span text:style-name="T11">p = 89,4 %</text:span></text:p>
      <text:p text:style-name="P13"/>
      <text:list xml:id="list171607721153473" text:continue-numbering="true" text:style-name="L1">
        <text:list-header>
          <text:p text:style-name="P41"><text:s/></text:p>
        </text:list-header>
        <text:list-item>
          <text:p text:style-name="P44">a<text:span text:style-name="T15">) Soit Ea l’emploi non salarié du secteur agricole en 2014 et Ens l’emploi non salarié total en 2014. La part p des emplois du secteur agricole dans l’ensemble de l’emploi non salarié en 2014 est donc de :</text:span></text:p>
        </text:list-item>
      </text:list>
      <text:p text:style-name="P9"/>
      <text:p text:style-name="P9"><text:tab/><text:span text:style-name="T16">p = (Ea/Ens) * 100</text:span></text:p>
      <text:p text:style-name="P9"><text:tab/><text:span text:style-name="T16">=&gt; p = (416,2 / 2819,1) * 100</text:span></text:p>
      <text:p text:style-name="P9"><text:tab/><text:span text:style-name="T16">=&gt; </text:span><text:span text:style-name="T13">p = 14,8 %</text:span></text:p>
      <text:p text:style-name="P6"/>
      <text:p text:style-name="P6"><text:tab/><text:span text:style-name="T17">De la même manière, le tableau ci-dessous présente la répartition de l’emploi non salarié par secteur d’activité <text:tab/>en 2014 :</text:span></text:p>
      <text:p text:style-name="P6"/>
      <text:p text:style-name="P6"><draw:frame draw:style-name="fr1" draw:name="Objet8" text:anchor-type="paragraph" svg:width="4.516cm" svg:height="2.709cm" draw:z-index="1"><draw:object xlink:href="./Object 8" xlink:type="simple" xlink:show="embed" xlink:actuate="onLoad"/><draw:image xlink:href="./ObjectReplacements/Object 8" xlink:type="simple" xlink:show="embed" xlink:actuate="onLoad"/></draw:frame></text:p>
      <text:p text:style-name="P6"/>
      <text:p text:style-name="P6"/>
      <text:p text:style-name="P6"/>
      <text:p text:style-name="P6"/>
      <text:p text:style-name="P6"/>
      <text:p text:style-name="P6"/>
      <text:p text:style-name="P6"/>
      <text:p text:style-name="P6"/>
      <text:p text:style-name="P7"><text:tab/><text:span text:style-name="T18">b) Soit Ea l’emploi salarié du secteur agricole en 2014 et Es l’emploi salarié total en 2014. La part p <text:tab/>des <text:tab/>emplois du secteur agricole dans l’ensemble de l’emploi salarié en 2014 est donc de :</text:span></text:p>
      <text:p text:style-name="P10"/>
      <text:p text:style-name="P10"><text:tab/><text:span text:style-name="T16">p = (Ea/Es) * 100</text:span></text:p>
      <text:p text:style-name="P10"><text:tab/><text:span text:style-name="T16">=&gt; p = (240,7 / 23846,0) * 100</text:span></text:p>
      <text:p text:style-name="P10"><text:tab/><text:span text:style-name="T16">=&gt; </text:span><text:span text:style-name="T13">p = 1,</text:span><text:span text:style-name="T14">0</text:span><text:span text:style-name="T13"> %</text:span></text:p>
      <text:p text:style-name="P6"/>
      <text:p text:style-name="P7"><text:span text:style-name="T17"><text:tab/>De la même manière, le tableau ci-dessous présente la répartition de l’emploi salarié par secteur d’activité </text:span><text:soft-page-break/><text:span text:style-name="T17"><text:tab/>en 2014 :</text:span></text:p>
      <text:p text:style-name="P6"><draw:frame draw:style-name="fr2" draw:name="Objet9" text:anchor-type="paragraph" svg:x="6.242cm" svg:y="0.145cm" svg:width="4.516cm" svg:height="2.709cm" draw:z-index="3"><draw:object xlink:href="./Object 9" xlink:type="simple" xlink:show="embed" xlink:actuate="onLoad"/><draw:image xlink:href="./ObjectReplacements/Object 9" xlink:type="simple" xlink:show="embed" xlink:actuate="onLoad"/></draw:frame></text:p>
      <text:list xml:id="list171607965856802" text:continue-numbering="true" text:style-name="L1">
        <text:list-header>
          <text:p text:style-name="P45"/>
        </text:list-header>
        <text:list-item>
          <text:p text:style-name="P45"/>
          <text:p text:style-name="P45"/>
          <text:p text:style-name="P45"/>
          <text:p text:style-name="P45"/>
          <text:p text:style-name="P45"/>
          <text:p text:style-name="P45"/>
          <text:p text:style-name="P45"/>
          <text:p text:style-name="P46">c) Le graphique ci-dessous représente la répartition en 2014 selon le secteur d’activité des emplois salariés et des emplois non salariés.</text:p>
        </text:list-item>
      </text:list>
      <text:p text:style-name="P14"/>
      <text:p text:style-name="P14"><draw:frame draw:style-name="fr1" draw:name="Objet10" text:anchor-type="paragraph" svg:width="16cm" svg:height="8.999cm" draw:z-index="2"><draw:object xlink:href="./Object 10" xlink:type="simple" xlink:show="embed" xlink:actuate="onLoad"/><draw:image xlink:href="./ObjectReplacements/Object 10" xlink:type="simple" xlink:show="embed" xlink:actuate="onLoad"/></draw:frame></text:p>
      <text:p text:style-name="P14"><text:tab/></text:p>
      <text:p text:style-name="P14"><text:tab/>d) Le graphique précédent permet de constater le poids important (près d’un emploi sur deux) du tertiaire <text:tab/>marchand à la fois dans les emploi salariés et les emplois non salariés. Il apparaît par contre clairement que les <text:tab/>secteurs de l’industrie et du tertiaire non marchand ont tendance à plus privilégier l’emploi salarié tandis que <text:tab/>les secteurs agricoles <text:span text:style-name="T19">(14,8 % des emplois non salariés contre 1,0% des emplois salariés)</text:span> et de la construction <text:tab/>ont tendance à privilégier les emplois non salariés (<text:span text:style-name="T19">travailleurs <text:tab/>indépendants …).</text:span></text:p>
      <text:p text:style-name="P14"/>
      <text:p text:style-name="P15"><text:tab/>3. a) Soit Sm le salaire mensuel net moyen des cadres salariés en 2012, leur salaire annuel net moyen Sa vaut :</text:p>
      <text:p text:style-name="P15"><text:tab/>Sa = Sm * 12</text:p>
      <text:p text:style-name="P15"><text:tab/>=&gt; Sa = 4 083 * 12</text:p>
      <text:p text:style-name="P15"><text:tab/>=&gt; <text:span text:style-name="T10">Sa = 48 996,0 euros.</text:span></text:p>
      <text:p text:style-name="P28"><text:s/></text:p>
      <text:p text:style-name="P16"><text:tab/>b) En 2012, le salaire mensuel net moyen des hommes Smh <text:span text:style-name="T20">est la moyenne pondérée par les répartitions des <text:tab/>salaires moyens des hommes selon les métiers. Nous avons donc :</text:span></text:p>
      <text:p text:style-name="P16"/>
      <text:p text:style-name="P17"><text:tab/>Smh = (4399 * 19,9 + 2380 * 19,1 + 1700 * 15,1 + 1727 * 45,9) / (19,9 + 19,1 + 15,1 + 45,9)</text:p>
      <text:p text:style-name="P29"><text:tab/>Smh = 2379,4 euros</text:p>
      <text:p text:style-name="P14"/>
      <text:p text:style-name="P17"><text:tab/>De la même manière, le tableau ci-dessous représente le salaire mensuel net moyen<text:span text:style-name="T21">n en euros</text:span> des hommes, des <text:tab/>femmes <text:tab/>et de l’ensemble des salariés pour les années 2012 et 2013 :</text:p>
      <text:p text:style-name="P17"/>
      <text:p text:style-name="P17"/>
      <text:p text:style-name="P17"><draw:frame draw:style-name="fr1" draw:name="Objet11" text:anchor-type="paragraph" svg:width="6.773cm" svg:height="1.806cm" draw:z-index="4"><draw:object xlink:href="./Object 11" xlink:type="simple" xlink:show="embed" xlink:actuate="onLoad"/><draw:image xlink:href="./ObjectReplacements/Object 11" xlink:type="simple" xlink:show="embed" xlink:actuate="onLoad"/></draw:frame></text:p>
      <text:p text:style-name="P47"><text:soft-page-break/><text:tab/>c) Soit S2012 le salaire mensuel net moyen des femmes cadres en 2012 et S2013 celui des mêmes en 2013. <text:tab/>L’évolution T du salaire net mensuel moyen des femmes cadres entre 2012 et 2013 est de :</text:p>
      <text:p text:style-name="P14"><text:tab/><text:span text:style-name="T22">S2013 = S2012 * (1 + T/100)</text:span></text:p>
      <text:p text:style-name="P14"><text:tab/><text:span text:style-name="T22">=&gt; 1 + T/100 = S2013 / S2012 car S2012 est non nul.</text:span></text:p>
      <text:p text:style-name="P14"><text:tab/><text:span text:style-name="T22">=&gt; T/100 = S2013/S2012 – 1</text:span></text:p>
      <text:p text:style-name="P18"><text:tab/>=&gt; T = 100 * (S2013/S2012 – 1)</text:p>
      <text:p text:style-name="P18"><text:tab/>=&gt; T = 100 * (3469/3459 – 1)</text:p>
      <text:p text:style-name="P18"><text:tab/>=&gt; <text:span text:style-name="T10">T = 0,3 %</text:span></text:p>
      <text:p text:style-name="P14"/>
      <text:p text:style-name="P14"><text:tab/><text:span text:style-name="T22">De la même manière, on obtient le tableau des évolutions des salaires nets moyens de chaque catégorie <text:tab/>socioprofessionnelle entre 2012 et 2013 pour l’ensemble des salariés, puis séparément des femmes et des <text:tab/>hommes ci-dessous:</text:span></text:p>
      <text:p text:style-name="P14"/>
      <text:p text:style-name="P14"><draw:frame draw:style-name="fr1" draw:name="Objet12" text:anchor-type="paragraph" svg:width="11.047cm" svg:height="2.26cm" draw:z-index="5"><draw:object xlink:href="./Object 12" xlink:type="simple" xlink:show="embed" xlink:actuate="onLoad"/><draw:image xlink:href="./ObjectReplacements/Object 12" xlink:type="simple" xlink:show="embed" xlink:actuate="onLoad"/></draw:frame></text:p>
      <text:p text:style-name="P14"/>
      <text:p text:style-name="P14"/>
      <text:p text:style-name="P14"/>
      <text:p text:style-name="P14"/>
      <text:p text:style-name="P14"/>
      <text:p text:style-name="P14"/>
      <text:p text:style-name="P11"/>
      <text:list xml:id="list171606992717876" text:continue-numbering="true" text:style-name="L1">
        <text:list-header>
          <text:p text:style-name="P48">d) Entre 2012 et 2013, les salaires progressent pour toutes les catégories socioprofessionnelles, hommes ou femmes, à l’exception notable des hommes cadres qui voient leurs revenus baisser de 0,4 %. Les femmes ont leur salaire qui croit plus rapidement dans toutes les catégories socioprofessionnelles, à l’exception des ouvrières qui ont une croissance de revenu égale à celle des ouvriers. Leur niveau de revenu étant plus bas pour tous les métiers, nous assistons donc à un rattrappage lent du revenu des femmes sur celui des hommes.</text:p>
        </text:list-header>
      </text:list>
      <text:p text:style-name="P12"/>
      <text:p text:style-name="P8"/>
      <text:p text:style-name="P3">Exercice <text:span text:style-name="T4">2</text:span></text:p>
      <text:p text:style-name="P3"/>
      <text:list xml:id="list3395876299" text:style-name="L2">
        <text:list-item>
          <text:p text:style-name="P49">a) Un devis médian des films d’initiative française de 2,8 millions d’euros en 2014 signifie que cette année là, la moitié des films d’initiative française ont eu un devis inférieur à cette somme et, l’autre moitié a eu un devis d’une valeur supérieure à 2,8 millions d’euros.</text:p>
          <text:p text:style-name="P49"/>
          <text:p text:style-name="P49">b) <text:span text:style-name="T23">L’information sur le devis médian des films de coproduction à majorité étrangère nous permet de savoir qu’une moitié de ces films auront un devis de valeur supérieure à cette valeur, mais ne nous donne aucune information sur la valeur des devis qui permettrait de déterminer le devis médian de l’ensemble des films de long métrage. L’information est donc insuffisante pour calculer le devis médian de l’ensemble des films.</text:span></text:p>
          <text:p text:style-name="P50"/>
        </text:list-item>
        <text:list-item>
          <text:p text:style-name="P51"><text:span text:style-name="T24">a) </text:span>La recette des films français en 2011 (R2011) est le produit des recettes de tous les films et de la part des films français dans la recette guichet, le tout divisé par 100. <text:line-break/>Donc R2011 = 1374,74*36,5/100</text:p>
          <text:p text:style-name="P51">=&gt; <text:span text:style-name="T10">R2011 = 501,78 millions d’euros</text:span>.</text:p>
        </text:list-item>
      </text:list>
      <text:p text:style-name="P19"><text:tab/></text:p>
      <text:p text:style-name="P19"><text:tab/>De la même manière, le tableau ci-dessous présente la recette des films français de 2011 à 2014 en millions <text:tab/>d’euros.</text:p>
      <text:p text:style-name="P19"/>
      <text:p text:style-name="P19"/>
      <text:p text:style-name="P19"><draw:frame draw:style-name="fr1" draw:name="Objet2" text:anchor-type="paragraph" svg:width="13.307cm" svg:height="0.905cm" draw:z-index="6"><draw:object xlink:href="./Object 2" xlink:type="simple" xlink:show="embed" xlink:actuate="onLoad"/><draw:image xlink:href="./ObjectReplacements/Object 2" xlink:type="simple" xlink:show="embed" xlink:actuate="onLoad"/></draw:frame></text:p>
      <text:p text:style-name="P19"><text:tab/><text:span text:style-name="T24">b) Soit R2009 la recette des films français en 2009, et R2010 et R2011 la même recette mais en 2010 et 2011. <text:tab/>Soit T10/11 le taux d’évolution de la recette des films français entre 2010 et 2011 et T09/10 ce même taux <text:tab/>entre 2009 et 2010. On a :</text:span></text:p>
      <text:p text:style-name="P20"><text:tab/>R2010 = R2009 * (1+T09/10 / 100) et R2011 = R2010 * (1 + T10/11 / 100).</text:p>
      <text:p text:style-name="P20"><text:tab/>Donc R2009 = R2010/(1 + T09/10 / 100)</text:p>
      <text:p text:style-name="P20"><text:tab/>=&gt; R2009 = R2011 / ( 1 + T09/10 / 100) * (1 + T10/11 / 100))</text:p>
      <text:p text:style-name="P20"><text:tab/>=&gt; R2009 = 501,78 / ((1 + 8,7/100)*(1-5,3/100))</text:p>
      <text:p text:style-name="P20"><text:soft-page-break/><text:tab/>=&gt; <text:span text:style-name="T10">R2009 = 487 454, 31 milliers d’euros.</text:span></text:p>
      <text:p text:style-name="P20"/>
      <text:p text:style-name="P20"/>
      <text:p text:style-name="P21"><text:tab/>3. a) Le nombre moyen de fauteuils par salle en 2012 (F2012) revient à diviser le nombre de fauteuils en 2012 <text:tab/>par le nombre de salles cette même année. Il est donc de :</text:p>
      <text:p text:style-name="P19"><text:s/></text:p>
      <text:p text:style-name="P21"><text:tab/>F2012 = 1 054 000 / 5 508</text:p>
      <text:p text:style-name="P21"><text:tab/>=&gt; <text:span text:style-name="T10">F2012 = 191 fauteuils par salle.</text:span></text:p>
      <text:p text:style-name="P19"/>
      <text:p text:style-name="P22"><text:tab/>b) Le prix moyen d’une place de cinéma en 2011 (P2011) revient à diviser la recette guichet par le nombre de <text:tab/>spectateurs en 2011. On a un donc un prix moyen de la place de cinéma en 2011 de :</text:p>
      <text:p text:style-name="P22"><text:tab/>P2011 = 1374,74/217,2</text:p>
      <text:p text:style-name="P22"><text:tab/>=&gt; <text:span text:style-name="T10">P2011 = 6,33 euros.</text:span></text:p>
      <text:p text:style-name="P19"/>
      <text:p text:style-name="P22"><text:tab/>De la même manière, le tableau suivant représente le prix moyen d’une <text:s/>place de cinéma au centime d’euro <text:tab/>près de 2011 à 2014 :</text:p>
      <text:p text:style-name="P22"/>
      <text:p text:style-name="P22"/>
      <text:p text:style-name="P22"><draw:frame draw:style-name="fr1" draw:name="Objet3" text:anchor-type="paragraph" svg:width="16.33cm" svg:height="0.905cm" draw:z-index="7"><draw:object xlink:href="./Object 3" xlink:type="simple" xlink:show="embed" xlink:actuate="onLoad"/><draw:image xlink:href="./ObjectReplacements/Object 3" xlink:type="simple" xlink:show="embed" xlink:actuate="onLoad"/></draw:frame></text:p>
      <text:p text:style-name="P22"/>
      <text:p text:style-name="P23"><text:tab/>La représentation graphique de l’évolution du prix moyen de la place de cinéma est présentée ci-dessous :</text:p>
      <text:p text:style-name="P23"/>
      <text:p text:style-name="P23"/>
      <text:p text:style-name="P23"/>
      <text:p text:style-name="P23"><draw:frame draw:style-name="fr1" draw:name="Objet13" text:anchor-type="paragraph" svg:width="16cm" svg:height="8.999cm" draw:z-index="8"><draw:object xlink:href="./Object 13" xlink:type="simple" xlink:show="embed" xlink:actuate="onLoad"/><draw:image xlink:href="./ObjectReplacements/Object 13" xlink:type="simple" xlink:show="embed" xlink:actuate="onLoad"/></draw:frame></text:p>
      <text:p text:style-name="P24"><text:tab/>4. Le nombre de spectateurs au cinéma connaît une baisse importante, supérieure à 10 %, de 2011 à 2013 avant <text:tab/>de se redresser de manière importante en 2014. On observe que cette évolution est étroitement corrélée à celle <text:tab/>du prix moyen de la place de cinéma puisqu’elle lui est exactement opposée. La décroissance du nombre de <text:tab/>spectateurs correspond à une période de hausse du prix moyen de la place et la reprise de la fréquentation en <text:tab/>2014 correspond à une baisse de prix importante cette année là.</text:p>
      <text:p text:style-name="P23"/>
      <text:p text:style-name="P23"/>
      <text:p text:style-name="P23"/>
      <text:p text:style-name="P23"/>
      <text:p text:style-name="P52"/>
      <text:p text:style-name="P4"><text:soft-page-break/>Exercice <text:span text:style-name="T5">3</text:span></text:p>
      <text:p text:style-name="P4"/>
      <text:list xml:id="list4025455802" text:style-name="L3">
        <text:list-item>
          <text:p text:style-name="P53">Le graphique ci-dessous représente l’évolution au cours du temps de l’obésité et du surpoids respectivement pour les hommes et pour les femmes.</text:p>
        </text:list-item>
      </text:list>
      <text:p text:style-name="P27"/>
      <text:p text:style-name="P27"/>
      <text:p text:style-name="P27"/>
      <text:p text:style-name="P27"><draw:frame draw:style-name="fr1" draw:name="Objet14" text:anchor-type="paragraph" svg:width="16cm" svg:height="8.999cm" draw:z-index="9"><draw:object xlink:href="./Object 14" xlink:type="simple" xlink:show="embed" xlink:actuate="onLoad"/><draw:image xlink:href="./ObjectReplacements/Object 14" xlink:type="simple" xlink:show="embed" xlink:actuate="onLoad"/></draw:frame></text:p>
      <text:p text:style-name="P25"><text:tab/></text:p>
      <text:list xml:id="list3352527090" text:style-name="L4">
        <text:list-item>
          <text:p text:style-name="P54">L’évolution du surpoids et de l’obésité chez les hommes et les femmes est identique, orientées en hausse de plus en plus accélérée avec les années. Le surpoids touche bien plus les hommes que les femmes, dans des proportions presque doubles, tandis que l’obésité touche très légèrement plus les femmes que les hommes.</text:p>
        </text:list-item>
      </text:list>
      <text:p text:style-name="P27"/>
      <text:list xml:id="list171607048010387" text:continue-numbering="true" text:style-name="L4">
        <text:list-item>
          <text:p text:style-name="P54">Soit T la taille de l’individu en mètre et P le poids en kilogrammes.</text:p>
          <text:p text:style-name="P54">La formule de l’IMC nous donne la relation suivante entre ces grandeurs :</text:p>
          <text:p text:style-name="P54">IMC = P/T²</text:p>
          <text:p text:style-name="P54">=&gt; P = IMC * T²</text:p>
        </text:list-item>
      </text:list>
      <text:p text:style-name="P27"/>
      <text:p text:style-name="P27"><text:tab/>L’IMC minimal pour être considéré en surpoids étant 25, une personne de 1,80 mètre pourra être considérée en <text:tab/>surpoids à partir du poids suivant :</text:p>
      <text:p text:style-name="P27"/>
      <text:p text:style-name="P27"><text:tab/>P = 25 * 1,8²</text:p>
      <text:p text:style-name="P27"><text:tab/>=&gt; <text:span text:style-name="T10">P = 81kg </text:span></text:p>
      <text:p text:style-name="P26"><text:tab/></text:p>
      <text:p text:style-name="P5">Exercice <text:span text:style-name="T6">4</text:span></text:p>
      <text:p text:style-name="P30"/>
      <text:list xml:id="list3075050957" text:style-name="L5">
        <text:list-item>
          <text:p text:style-name="P55"><text:span text:style-name="T2">S</text:span><text:span text:style-name="T1">oit p la proportion de la DIRD (Dépense Intérieure en Recherche et Développement) par rapport au PIB. Nous avons :</text:span></text:p>
        </text:list-item>
      </text:list>
      <text:p text:style-name="P56">DIRD = p * PIB / 100</text:p>
      <text:p text:style-name="P56">=&gt; p*PIB = DIRD * 100</text:p>
      <text:p text:style-name="P56">=&gt; PIB = DIRD * 100 / p</text:p>
      <text:p text:style-name="P56">Donc, en 2014, le PIB s’élevait à :</text:p>
      <text:p text:style-name="P39"><text:span text:style-name="T1">PIB = DIRD * 100 / p </text:span><text:span text:style-name="T3">millions d’euros.</text:span></text:p>
      <text:p text:style-name="P39"><text:span text:style-name="T1">=&gt; PIB = DIRD * 100 / (1000*p) </text:span><text:span text:style-name="T3">milliards d’euros</text:span></text:p>
      <text:p text:style-name="P39"><text:span text:style-name="T1">=&gt; PIB = 31 133 / (10 * p)</text:span><text:span text:style-name="T3"> milliards d’euros</text:span></text:p>
      <text:p text:style-name="P39"><text:span text:style-name="T1">=&gt; </text:span><text:span text:style-name="T3">PIB = 2 147 milliards d’euros.</text:span></text:p>
      <text:p text:style-name="P36"><text:soft-page-break/></text:p>
      <text:list xml:id="list171606894292748" text:continue-numbering="true" text:style-name="L5">
        <text:list-item>
          <text:p text:style-name="P57">De la même manière qu’à la question 1, on obtient la série temporelle du PIB en milliards d’euros de 2005 à 2013 présentée dans le tableau ci-dessous.</text:p>
        </text:list-item>
      </text:list>
      <text:p text:style-name="P38"/>
      <text:p text:style-name="P37"><draw:frame draw:style-name="fr1" draw:name="Objet4" text:anchor-type="paragraph" svg:width="21.001cm" svg:height="0.771cm" draw:z-index="10"><draw:object xlink:href="./Object 4" xlink:type="simple" xlink:show="embed" xlink:actuate="onLoad"/><draw:image xlink:href="./ObjectReplacements/Object 4" xlink:type="simple" xlink:show="embed" xlink:actuate="onLoad"/></draw:frame></text:p>
      <text:list xml:id="list171607841641770" text:continue-numbering="true" text:style-name="L5">
        <text:list-header>
          <text:p text:style-name="P59">Les taux d’évolution sont calculés selon la formule suivante :</text:p>
          <text:p text:style-name="P59">T = (Vf – Vi)/Vi * 100</text:p>
          <text:p text:style-name="P59">T2006/2005 = (1854-1772)/1772*100</text:p>
          <text:p text:style-name="P66">T2006/2005 = 4,6 %</text:p>
        </text:list-header>
      </text:list>
      <text:p text:style-name="P67"/>
      <text:p text:style-name="P67"><text:tab/><text:span text:style-name="T30">Les résultats sur la période 2005 à 2014 sont présentés dans le tableau ci-dessous :</text:span></text:p>
      <text:p text:style-name="P67"/>
      <text:p text:style-name="P67"/>
      <text:p text:style-name="P67"><draw:frame draw:style-name="fr1" draw:name="Objet7" text:anchor-type="paragraph" svg:width="21.001cm" svg:height="0.787cm" draw:z-index="13"><draw:object xlink:href="./Object 7" xlink:type="simple" xlink:show="embed" xlink:actuate="onLoad"/><draw:image xlink:href="./ObjectReplacements/Object 7" xlink:type="simple" xlink:show="embed" xlink:actuate="onLoad"/></draw:frame></text:p>
      <text:list xml:id="list171608305509935" text:continue-numbering="true" text:style-name="L5">
        <text:list-header>
          <text:p text:style-name="P58"/>
        </text:list-header>
        <text:list-item>
          <text:p text:style-name="P58">La formule du TCAM nous est donnée dans l’énoncé. Elle nous permet d’obtenir le taux de croissance annuel moyen du PIB sur la période 2005-2014. </text:p>
        </text:list-item>
      </text:list>
      <text:p text:style-name="P33"/>
      <text:p text:style-name="P33"><text:tab/>TCAM = ((PIB2014/PIB2005)^(1/n) – 1 ) * 100</text:p>
      <text:p text:style-name="P33"><text:tab/>Or ici n=9 puisque la période étudiée va de 2005 à 2014 donc :</text:p>
      <text:p text:style-name="P33"><text:tab/>TCAM = ((2147 / 1772)^(1/9) – 1 ) * 100</text:p>
      <text:p text:style-name="P33"><text:tab/>=&gt; <text:span text:style-name="T10">TCAM = 2,2 %</text:span></text:p>
      <text:p text:style-name="P60"/>
      <text:p text:style-name="P33"><text:span text:style-name="T10"><text:tab/></text:span><text:span text:style-name="T25">La moyenne arithmétique des taux de croissance donnerait dans ce cas-ci une valeur proche du TCAM. Mais <text:tab/></text:span><text:span text:style-name="T26">cette méthode de calcul est erronné car une décroissance de x % suivie d’une croissance de x % nous donnerait <text:tab/>une moyenne arithmétique des taux de croissance de 0 %, alors qu’on ne revient pas dans la réalité à la valeur <text:tab/>de départ.</text:span></text:p>
      <text:p text:style-name="P61"/>
      <text:p text:style-name="P61"><text:tab/>4. En prenant comme base 100 la valeur de la DIRD en 2010, l’indice 2011 de la DIRD vaut :</text:p>
      <text:p text:style-name="P61"><text:tab/>I2011 = DIRD2011/DIRD2010 * 100</text:p>
      <text:p text:style-name="P62"><text:tab/>=&gt; I2011 = 28 851 / 27 455 * 100</text:p>
      <text:p text:style-name="P34"><text:span text:style-name="T26"><text:s/><text:tab/>=&gt;</text:span><text:span text:style-name="T28"> I2011 = 105,1</text:span></text:p>
      <text:p text:style-name="P64"/>
      <text:p text:style-name="P34"><text:span text:style-name="T26"><text:tab/></text:span><text:span text:style-name="T27">De la même manière, on obtient le tableau suivant de l’évolution de la DIRD sur la période 2005-2014 en <text:tab/>indice base 100 en 2010.</text:span></text:p>
      <text:p text:style-name="P63"/>
      <text:p text:style-name="P63"><text:tab/></text:p>
      <text:p text:style-name="P63"><draw:frame draw:style-name="fr1" draw:name="Objet5" text:anchor-type="paragraph" svg:width="21.001cm" svg:height="0.766cm" draw:z-index="11"><draw:object xlink:href="./Object 5" xlink:type="simple" xlink:show="embed" xlink:actuate="onLoad"/><draw:image xlink:href="./ObjectReplacements/Object 5" xlink:type="simple" xlink:show="embed" xlink:actuate="onLoad"/></draw:frame></text:p>
      <text:p text:style-name="P32"/>
      <text:p text:style-name="P65"><text:tab/>4. Les séries temporelles de la structure du financement de la DIRD sont présentées dans le graphique ci-<text:tab/>dessous :</text:p>
      <text:p text:style-name="P31"/>
      <text:p text:style-name="P31"><draw:frame draw:style-name="fr2" draw:name="Objet6" text:anchor-type="paragraph" svg:x="0.131cm" svg:y="0.245cm" svg:width="16cm" svg:height="8.999cm" draw:z-index="12"><draw:object xlink:href="./Object 6" xlink:type="simple" xlink:show="embed" xlink:actuate="onLoad"/><draw:image xlink:href="./ObjectReplacements/Object 6" xlink:type="simple" xlink:show="embed" xlink:actuate="onLoad"/></draw:frame><text:soft-page-break/></text:p>
      <text:p text:style-name="P31"><text:tab/><text:span text:style-name="T29">La part des financements sur fonds publics de la DIRD est en chute quasi-constante sur la période 2005-2014, <text:tab/>malgré un plus haut en 2008. <text:s/>Ils sont devenus moins importants que les financements sur autres fonds, qui eux <text:tab/>se maintiennent sur la période (passant de 9,17 % en 2005 à 9,25 % en 2014), à partir de 2010. Les parts <text:tab/>perdues par les financements publics sont globalement gagnés par les entreprises dont le financement croît de <text:tab/>manière continue.</text:span></text:p>
      <text:p text:style-name="P31"><text:tab/></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19-10-01T17:16:06.584000000</dc:date>
    <meta:editing-duration>P2DT11H8M55S</meta:editing-duration>
    <meta:editing-cycles>84</meta:editing-cycles>
    <meta:generator>LibreOffice/5.4.6.2$Windows_X86_64 LibreOffice_project/4014ce260a04f1026ba855d3b8d91541c224eab8</meta:generator>
    <meta:printed-by>Gérard Vittek</meta:printed-by>
    <meta:print-date>2016-11-02T09:27:05.513000000</meta:print-date>
    <meta:document-statistic meta:table-count="0" meta:image-count="0" meta:object-count="14" meta:page-count="7" meta:paragraph-count="112" meta:word-count="1848" meta:character-count="9864" meta:non-whitespace-character-count="80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3">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Default"/>
        <table:table-column table:style-name="co1" table:default-cell-style-name="ce1"/>
        <table:table-column table:style-name="co1" table:number-columns-repeated="2" table:default-cell-style-name="ce2"/>
        <table:table-row table:style-name="ro1">
          <table:table-cell table:number-columns-repeated="4"/>
          <table:table-cell table:style-name="ce1" office:value-type="float" office:value="2009" calcext:value-type="float">
            <text:p>2009</text:p>
          </table:table-cell>
          <table:table-cell table:style-name="ce1" office:value-type="float" office:value="2014" calcext:value-type="float">
            <text:p>2014</text:p>
          </table:table-cell>
        </table:table-row>
        <table:table-row table:style-name="ro1">
          <table:table-cell table:number-columns-repeated="3"/>
          <table:table-cell office:value-type="string" calcext:value-type="string">
            <text:p>Agriculture</text:p>
          </table:table-cell>
          <table:table-cell office:value-type="float" office:value="667800" calcext:value-type="float">
            <text:p>667 800</text:p>
          </table:table-cell>
          <table:table-cell office:value-type="float" office:value="656900" calcext:value-type="float">
            <text:p>656 900</text:p>
          </table:table-cell>
        </table:table-row>
        <table:table-row table:style-name="ro1">
          <table:table-cell table:number-columns-repeated="3"/>
          <table:table-cell office:value-type="string" calcext:value-type="string">
            <text:p>Industrie</text:p>
          </table:table-cell>
          <table:table-cell office:value-type="float" office:value="3482300" calcext:value-type="float">
            <text:p>3 482 300</text:p>
          </table:table-cell>
          <table:table-cell office:value-type="float" office:value="3298800" calcext:value-type="float">
            <text:p>3 298 800</text:p>
          </table:table-cell>
        </table:table-row>
        <table:table-row table:style-name="ro1">
          <table:table-cell table:number-columns-repeated="3"/>
          <table:table-cell office:value-type="string" calcext:value-type="string">
            <text:p>Construction</text:p>
          </table:table-cell>
          <table:table-cell office:value-type="float" office:value="1737300" calcext:value-type="float">
            <text:p>1 737 300</text:p>
          </table:table-cell>
          <table:table-cell office:value-type="float" office:value="1673400" calcext:value-type="float">
            <text:p>1 673 400</text:p>
          </table:table-cell>
        </table:table-row>
        <table:table-row table:style-name="ro1">
          <table:table-cell table:number-columns-repeated="3"/>
          <table:table-cell office:value-type="string" calcext:value-type="string">
            <text:p>Tertiaire marchand</text:p>
          </table:table-cell>
          <table:table-cell office:value-type="float" office:value="12237100" calcext:value-type="float">
            <text:p>12 237 100</text:p>
          </table:table-cell>
          <table:table-cell office:value-type="float" office:value="12746300" calcext:value-type="float">
            <text:p>12 746 300</text:p>
          </table:table-cell>
        </table:table-row>
        <table:table-row table:style-name="ro1">
          <table:table-cell table:number-columns-repeated="3"/>
          <table:table-cell office:value-type="string" calcext:value-type="string">
            <text:p>Tertiaire non marchand</text:p>
          </table:table-cell>
          <table:table-cell office:value-type="float" office:value="8002100" calcext:value-type="float">
            <text:p>8 002 100</text:p>
          </table:table-cell>
          <table:table-cell office:value-type="float" office:value="8289700" calcext:value-type="float">
            <text:p>8 289 7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6:12:24.0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7">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7">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7">
      <style:chart-properties chart:link-data-style-to-source="true"/>
      <style:graphic-properties draw:stroke="none" draw:fill-color="#579d1c"/>
      <style:text-properties fo:font-size="10pt" style:font-size-asian="10pt" style:font-size-complex="10pt"/>
    </style:style>
    <style:style style:name="ch11" style:family="chart" style:data-style-name="N107">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1.725cm" svg:y="3.204cm" style:legend-expansion="high" chart:style-name="ch2"/>
        <chart:plot-area chart:style-name="ch3" chart:data-source-has-labels="both" svg:x="0.319cm" svg:y="0.179cm" svg:width="11.087cm" svg:height="8.641cm">
          <chartooo:coordinate-region svg:x="1.549cm" svg:y="0.379cm" svg:width="9.857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riculture</text:p>
              </table:table-cell>
              <table:table-cell office:value-type="string">
                <text:p>Industrie</text:p>
              </table:table-cell>
              <table:table-cell office:value-type="string">
                <text:p>Construction</text:p>
              </table:table-cell>
              <table:table-cell office:value-type="string">
                <text:p>Tertiaire marchand</text:p>
              </table:table-cell>
              <table:table-cell office:value-type="string">
                <text:p>Tertiaire non marchand</text:p>
              </table:table-cell>
            </table:table-row>
          </table:table-header-rows>
          <table:table-rows>
            <table:table-row>
              <table:table-cell office:value-type="string">
                <text:p>Emploi non salarié</text:p>
              </table:table-cell>
              <table:table-cell office:value-type="float" office:value="0.147635770281295">
                <text:p>0.147635770281295</text:p>
              </table:table-cell>
              <table:table-cell office:value-type="float" office:value="0.0517186336064702">
                <text:p>0.0517186336064702</text:p>
              </table:table-cell>
              <table:table-cell office:value-type="float" office:value="0.118300166719875">
                <text:p>0.118300166719875</text:p>
              </table:table-cell>
              <table:table-cell office:value-type="float" office:value="0.506757475790146">
                <text:p>0.506757475790146</text:p>
              </table:table-cell>
              <table:table-cell office:value-type="float" office:value="0.175587953602213">
                <text:p>0.175587953602213</text:p>
              </table:table-cell>
            </table:table-row>
            <table:table-row>
              <table:table-cell office:value-type="string">
                <text:p>Emploi salarié</text:p>
              </table:table-cell>
              <table:table-cell office:value-type="float" office:value="0.0100939360899103">
                <text:p>0.0100939360899103</text:p>
              </table:table-cell>
              <table:table-cell office:value-type="float" office:value="0.132223433699572">
                <text:p>0.132223433699572</text:p>
              </table:table-cell>
              <table:table-cell office:value-type="float" office:value="0.0561897173530152">
                <text:p>0.0561897173530152</text:p>
              </table:table-cell>
              <table:table-cell office:value-type="float" office:value="0.474616287847018">
                <text:p>0.474616287847018</text:p>
              </table:table-cell>
              <table:table-cell office:value-type="float" office:value="0.326876625010484">
                <text:p>0.326876625010484</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Default"/>
        <table:table-row table:style-name="ro1" table:number-rows-repeated="31">
          <table:table-cell table:number-columns-repeated="3"/>
        </table:table-row>
        <table:table-row table:style-name="ro1">
          <table:table-cell table:style-name="ce1"/>
          <table:table-cell table:style-name="ce1" office:value-type="float" office:value="2012" calcext:value-type="float">
            <text:p>2012</text:p>
          </table:table-cell>
          <table:table-cell table:style-name="ce1" office:value-type="float" office:value="2013" calcext:value-type="float">
            <text:p>2013</text:p>
          </table:table-cell>
        </table:table-row>
        <table:table-row table:style-name="ro1">
          <table:table-cell table:style-name="ce1" office:value-type="string" calcext:value-type="string">
            <text:p>Ensemble</text:p>
          </table:table-cell>
          <table:table-cell table:style-name="ce2" table:formula="of:=(4083*17.7+2241*19.6+1596*30+1677*32.7)/(17.7+19.6+30+32.7)" office:value-type="float" office:value="2189.106" calcext:value-type="float">
            <text:p>2189,1</text:p>
          </table:table-cell>
          <table:table-cell table:style-name="ce2" table:formula="of:=(4072*17.8+2254*19.8+1612*30.3+1686*32.1)/(17.8+19.8+30.3+32.1)" office:value-type="float" office:value="2200.75" calcext:value-type="float">
            <text:p>2200,8</text:p>
          </table:table-cell>
        </table:table-row>
        <table:table-row table:style-name="ro1">
          <table:table-cell table:style-name="ce1" office:value-type="string" calcext:value-type="string">
            <text:p>Femmes</text:p>
          </table:table-cell>
          <table:table-cell table:style-name="ce2" table:formula="of:=(3459*14.6+2054*20.5+1551*51.4+1434*13.5)/(14.6+20.5+51.4+13.5)" office:value-type="float" office:value="1916.888" calcext:value-type="float">
            <text:p>1916,9</text:p>
          </table:table-cell>
          <table:table-cell table:style-name="ce2" table:formula="of:=(3469*14.7+2068*20.8+1568*51.4+1441*13.1)/(14.7+20.8+51.4+13.1)" office:value-type="float" office:value="1934.81" calcext:value-type="float">
            <text:p>1934,8</text:p>
          </table:table-cell>
        </table:table-row>
        <table:table-row table:style-name="ro1">
          <table:table-cell table:style-name="ce1" office:value-type="string" calcext:value-type="string">
            <text:p>Hommes</text:p>
          </table:table-cell>
          <table:table-cell table:style-name="ce2" table:formula="of:=(4399*19.9+2380*19.1+1700*15.1+1727*45.9)/(19.9+19.1+15.1+45.9)" office:value-type="float" office:value="2379.374" calcext:value-type="float">
            <text:p>2379,4</text:p>
          </table:table-cell>
          <table:table-cell table:style-name="ce2" table:formula="of:=(4380*20+2394*19.2+1714*15.5+1736*45.3)/(20+19.2+15.5+45.3)" office:value-type="float" office:value="2387.726" calcext:value-type="float">
            <text:p>2387,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7:38:16.1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3" table:default-cell-style-name="Default"/>
        <table:table-row table:style-name="ro1" table:number-rows-repeated="40">
          <table:table-cell table:number-columns-repeated="4"/>
        </table:table-row>
        <table:table-row table:style-name="ro1">
          <table:table-cell table:style-name="ce1"/>
          <table:table-cell table:style-name="ce1" office:value-type="string" calcext:value-type="string">
            <text:p>Femmes</text:p>
          </table:table-cell>
          <table:table-cell table:style-name="ce1" office:value-type="string" calcext:value-type="string">
            <text:p>Hommes </text:p>
          </table:table-cell>
          <table:table-cell table:style-name="ce1" office:value-type="string" calcext:value-type="string">
            <text:p>Ensemble</text:p>
          </table:table-cell>
        </table:table-row>
        <table:table-row table:style-name="ro1">
          <table:table-cell table:style-name="ce1" office:value-type="string" calcext:value-type="string">
            <text:p>Cadres</text:p>
          </table:table-cell>
          <table:table-cell table:style-name="ce2" table:formula="of:=(3469/3459 - 1)" office:value-type="percentage" office:value="0.00289100896212768" calcext:value-type="percentage">
            <text:p>0,3%</text:p>
          </table:table-cell>
          <table:table-cell table:style-name="ce2" table:formula="of:=(4380/4399-1)" office:value-type="percentage" office:value="-0.00431916344623773" calcext:value-type="percentage">
            <text:p>-0,4%</text:p>
          </table:table-cell>
          <table:table-cell table:style-name="ce2" table:formula="of:=(4072/4083)-1" office:value-type="percentage" office:value="-0.00269409747734506" calcext:value-type="percentage">
            <text:p>-0,3%</text:p>
          </table:table-cell>
        </table:table-row>
        <table:table-row table:style-name="ro1">
          <table:table-cell table:style-name="ce1" office:value-type="string" calcext:value-type="string">
            <text:p>Professions intermédiaires</text:p>
          </table:table-cell>
          <table:table-cell table:style-name="ce2" table:formula="of:=2068/2054-1" office:value-type="percentage" office:value="0.00681596884128521" calcext:value-type="percentage">
            <text:p>0,7%</text:p>
          </table:table-cell>
          <table:table-cell table:style-name="ce2" table:formula="of:=2394/2380-1" office:value-type="percentage" office:value="0.00588235294117645" calcext:value-type="percentage">
            <text:p>0,6%</text:p>
          </table:table-cell>
          <table:table-cell table:style-name="ce2" table:formula="of:=2254/2241-1" office:value-type="percentage" office:value="0.00580098170459609" calcext:value-type="percentage">
            <text:p>0,6%</text:p>
          </table:table-cell>
        </table:table-row>
        <table:table-row table:style-name="ro1">
          <table:table-cell table:style-name="ce1" office:value-type="string" calcext:value-type="string">
            <text:p>Employés</text:p>
          </table:table-cell>
          <table:table-cell table:style-name="ce2" table:formula="of:=1568/1551-1" office:value-type="percentage" office:value="0.0109606705351386" calcext:value-type="percentage">
            <text:p>1,1%</text:p>
          </table:table-cell>
          <table:table-cell table:style-name="ce2" table:formula="of:=1714/1700-1" office:value-type="percentage" office:value="0.00823529411764712" calcext:value-type="percentage">
            <text:p>0,8%</text:p>
          </table:table-cell>
          <table:table-cell table:style-name="ce2" table:formula="of:=1612/1596-1" office:value-type="percentage" office:value="0.0100250626566416" calcext:value-type="percentage">
            <text:p>1,0%</text:p>
          </table:table-cell>
        </table:table-row>
        <table:table-row table:style-name="ro1">
          <table:table-cell table:style-name="ce1" office:value-type="string" calcext:value-type="string">
            <text:p>Ouvriers</text:p>
          </table:table-cell>
          <table:table-cell table:style-name="ce2" table:formula="of:=1441/1434-1" office:value-type="percentage" office:value="0.00488145048814515" calcext:value-type="percentage">
            <text:p>0,5%</text:p>
          </table:table-cell>
          <table:table-cell table:style-name="ce2" table:formula="of:=1736/1727-1" office:value-type="percentage" office:value="0.00521134916039379" calcext:value-type="percentage">
            <text:p>0,5%</text:p>
          </table:table-cell>
          <table:table-cell table:style-name="ce2" table:formula="of:=1686/1677-1" office:value-type="percentage" office:value="0.00536672629695878" calcext:value-type="percentage">
            <text:p>0,5%</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4:52:17.1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0.104cm" svg:y="4.001cm" style:legend-expansion="high" chart:style-name="ch2"/>
        <chart:plot-area chart:style-name="ch3" chart:data-source-has-labels="both" svg:x="0.319cm" svg:y="0.179cm" svg:width="9.466cm" svg:height="8.641cm">
          <chartooo:coordinate-region svg:x="1.231cm" svg:y="0.379cm" svg:width="8.182cm" svg:height="7.795cm"/>
          <chart:axis chart:dimension="x" chart:name="primary-x" chart:style-name="ch4" chartooo:axis-type="auto">
            <chartooo:date-scale/>
            <chart:categories table:cell-range-address="local-table.$B$1:.$E$1"/>
          </chart:axis>
          <chart:axis chart:dimension="y" chart:name="primary-y" chart:style-name="ch5">
            <chart:grid chart:style-name="ch6" chart:class="major"/>
          </chart:axis>
          <chart:series chart:style-name="ch7" chart:values-cell-range-address="local-table.$B$2:.$E$2" chart:label-cell-address="local-table.$A$2" chart:class="chart:line">
            <chart:data-point chart:repeated="4"/>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2011">
                <text:p>2011</text:p>
              </table:table-cell>
              <table:table-cell office:value-type="float" office:value="2012">
                <text:p>2012</text:p>
              </table:table-cell>
              <table:table-cell office:value-type="float" office:value="2013">
                <text:p>2013</text:p>
              </table:table-cell>
              <table:table-cell office:value-type="float" office:value="2014">
                <text:p>2014</text:p>
              </table:table-cell>
            </table:table-row>
          </table:table-header-rows>
          <table:table-rows>
            <table:table-row>
              <table:table-cell office:value-type="string">
                <text:p>Prix moyen d’une place de cinéma (en euros)</text:p>
              </table:table-cell>
              <table:table-cell office:value-type="float" office:value="6.32937384898711">
                <text:p>6.32937384898711</text:p>
              </table:table-cell>
              <table:table-cell office:value-type="float" office:value="6.41689587426326">
                <text:p>6.41689587426326</text:p>
              </table:table-cell>
              <table:table-cell office:value-type="float" office:value="6.45776974703149">
                <text:p>6.45776974703149</text:p>
              </table:table-cell>
              <table:table-cell office:value-type="float" office:value="6.3766985645933">
                <text:p>6.376698564593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824cm" svg:y="3.453cm" style:legend-expansion="high" chart:style-name="ch2"/>
        <chart:plot-area chart:style-name="ch3" chart:data-source-has-labels="both" svg:x="0.319cm" svg:y="0.179cm" svg:width="11.186cm" svg:height="8.641cm">
          <chartooo:coordinate-region svg:x="0.94cm" svg:y="0.378cm" svg:width="10.471cm" svg:height="7.795cm"/>
          <chart:axis chart:dimension="x" chart:name="primary-x" chart:style-name="ch4" chartooo:axis-type="text">
            <chart:categories table:cell-range-address="local-table.$B$1:.$D$1"/>
          </chart:axis>
          <chart:axis chart:dimension="y" chart:name="primary-y" chart:style-name="ch4">
            <chart:grid chart:style-name="ch5" chart:class="major"/>
          </chart:axis>
          <chart:series chart:style-name="ch6" chart:values-cell-range-address="local-table.$B$2:.$D$2" chart:label-cell-address="local-table.$A$2" chart:class="chart:line">
            <chart:data-point chart:repeated="3"/>
          </chart:series>
          <chart:series chart:style-name="ch7" chart:values-cell-range-address="local-table.$B$3:.$D$3" chart:label-cell-address="local-table.$A$3" chart:class="chart:line">
            <chart:data-point chart:repeated="3"/>
          </chart:series>
          <chart:series chart:style-name="ch8" chart:values-cell-range-address="local-table.$B$4:.$D$4" chart:label-cell-address="local-table.$A$4" chart:class="chart:line">
            <chart:data-point chart:repeated="3"/>
          </chart:series>
          <chart:series chart:style-name="ch9" chart:values-cell-range-address="local-table.$B$5:.$D$5" chart:label-cell-address="local-table.$A$5"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row>
          </table:table-header-rows>
          <table:table-rows>
            <table:table-row>
              <table:table-cell office:value-type="string">
                <text:p>Hommes Surpoids</text:p>
              </table:table-cell>
              <table:table-cell office:value-type="float" office:value="30">
                <text:p>30</text:p>
              </table:table-cell>
              <table:table-cell office:value-type="float" office:value="30.9">
                <text:p>30.9</text:p>
              </table:table-cell>
              <table:table-cell office:value-type="float" office:value="34.8">
                <text:p>34.8</text:p>
              </table:table-cell>
            </table:table-row>
            <table:table-row>
              <table:table-cell office:value-type="string">
                <text:p>Hommes Obésité</text:p>
              </table:table-cell>
              <table:table-cell office:value-type="float" office:value="5.3">
                <text:p>5.3</text:p>
              </table:table-cell>
              <table:table-cell office:value-type="float" office:value="5.5">
                <text:p>5.5</text:p>
              </table:table-cell>
              <table:table-cell office:value-type="float" office:value="9.8">
                <text:p>9.8</text:p>
              </table:table-cell>
            </table:table-row>
            <table:table-row>
              <table:table-cell office:value-type="string">
                <text:p>Femmes Surpoids</text:p>
              </table:table-cell>
              <table:table-cell office:value-type="float" office:value="16.3">
                <text:p>16.3</text:p>
              </table:table-cell>
              <table:table-cell office:value-type="float" office:value="17.9">
                <text:p>17.9</text:p>
              </table:table-cell>
              <table:table-cell office:value-type="float" office:value="21.2">
                <text:p>21.2</text:p>
              </table:table-cell>
            </table:table-row>
            <table:table-row>
              <table:table-cell office:value-type="string">
                <text:p>Femmes Obésité</text:p>
              </table:table-cell>
              <table:table-cell office:value-type="float" office:value="5.3">
                <text:p>5.3</text:p>
              </table:table-cell>
              <table:table-cell office:value-type="float" office:value="6.2">
                <text:p>6.2</text:p>
              </table:table-cell>
              <table:table-cell office:value-type="float" office:value="10.2">
                <text:p>10.2</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4" table:default-cell-style-name="Default"/>
        <table:table-row table:style-name="ro1" table:number-rows-repeated="45">
          <table:table-cell table:number-columns-repeated="5"/>
        </table:table-row>
        <table:table-row table:style-name="ro1">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row>
        <table:table-row table:style-name="ro1">
          <table:table-cell office:value-type="string" calcext:value-type="string">
            <text:p>Recettes du film français</text:p>
          </table:table-cell>
          <table:table-cell table:style-name="ce1" table:formula="of:=1374.74*36.5/100" office:value-type="float" office:value="501.7801" calcext:value-type="float">
            <text:p>501,78</text:p>
          </table:table-cell>
          <table:table-cell table:style-name="ce1" table:formula="of:=1306.48*45.4/100" office:value-type="float" office:value="593.14192" calcext:value-type="float">
            <text:p>593,14</text:p>
          </table:table-cell>
          <table:table-cell table:style-name="ce1" table:formula="of:=1250.87*36.8/100" office:value-type="float" office:value="460.32016" calcext:value-type="float">
            <text:p>460,32</text:p>
          </table:table-cell>
          <table:table-cell table:style-name="ce1" table:formula="of:=1332.73*35.7/100" office:value-type="float" office:value="475.78461" calcext:value-type="float">
            <text:p>475,7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5:06:47.0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2.9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2">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number-columns-repeated="4" table:default-cell-style-name="Default"/>
        <table:table-row table:style-name="ro1" table:number-rows-repeated="50">
          <table:table-cell table:number-columns-repeated="6"/>
        </table:table-row>
        <table:table-row table:style-name="ro1">
          <table:table-cell/>
          <table:table-cell table:style-name="ce1"/>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4" calcext:value-type="float">
            <text:p>2014</text:p>
          </table:table-cell>
        </table:table-row>
        <table:table-row table:style-name="ro1">
          <table:table-cell/>
          <table:table-cell table:style-name="ce1" office:value-type="string" calcext:value-type="string">
            <text:p>Prix moyen d’une place de cinéma (en euros)</text:p>
          </table:table-cell>
          <table:table-cell table:style-name="ce2" table:formula="of:=1374.74/217.2" office:value-type="float" office:value="6.32937384898711" calcext:value-type="float">
            <text:p>6,33</text:p>
          </table:table-cell>
          <table:table-cell table:style-name="ce2" table:formula="of:=1306.48/203.6" office:value-type="float" office:value="6.41689587426326" calcext:value-type="float">
            <text:p>6,42</text:p>
          </table:table-cell>
          <table:table-cell table:style-name="ce2" table:formula="of:=1250.87/193.7" office:value-type="float" office:value="6.45776974703149" calcext:value-type="float">
            <text:p>6,46</text:p>
          </table:table-cell>
          <table:table-cell table:style-name="ce2" table:formula="of:=1332.73/209" office:value-type="float" office:value="6.3766985645933" calcext:value-type="float">
            <text:p>6,3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5:25:19.7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4mm"/>
    </style:style>
    <style:style style:name="co2" style:family="table-column">
      <style:table-column-properties fo:break-before="auto" style:column-width="22.8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number-columns-repeated="8" table:default-cell-style-name="Default"/>
        <table:table-row table:style-name="ro1" table:number-rows-repeated="96">
          <table:table-cell table:number-columns-repeated="10"/>
        </table:table-row>
        <table:table-row table:style-name="ro1">
          <table:table-cell table:style-name="ce1"/>
          <table:table-cell table:style-name="ce1" office:value-type="float" office:value="2005" calcext:value-type="float">
            <text:p>2005</text:p>
          </table:table-cell>
          <table:table-cell table:style-name="ce1" office:value-type="float" office:value="2006" calcext:value-type="float">
            <text:p>2006</text:p>
          </table:table-cell>
          <table:table-cell table:style-name="ce1" office:value-type="float" office:value="2007" calcext:value-type="float">
            <text:p>2007</text:p>
          </table:table-cell>
          <table:table-cell table:style-name="ce1" office:value-type="float" office:value="2008" calcext:value-type="float">
            <text:p>2008</text:p>
          </table:table-cell>
          <table:table-cell table:style-name="ce1" office:value-type="float" office:value="2009" calcext:value-type="float">
            <text:p>2009</text:p>
          </table:table-cell>
          <table:table-cell table:style-name="ce1" office:value-type="float" office:value="2010" calcext:value-type="float">
            <text:p>2010</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row>
        <table:table-row table:style-name="ro1">
          <table:table-cell table:style-name="ce1" office:value-type="string" calcext:value-type="string">
            <text:p>PIB</text:p>
          </table:table-cell>
          <table:table-cell table:style-name="ce2" office:value-type="float" office:value="1771.88976377953" calcext:value-type="float">
            <text:p>1772</text:p>
          </table:table-cell>
          <table:table-cell table:style-name="ce2" office:value-type="float" office:value="1853.56589147287" calcext:value-type="float">
            <text:p>1854</text:p>
          </table:table-cell>
          <table:table-cell table:style-name="ce2" office:value-type="float" office:value="1949.05511811024" calcext:value-type="float">
            <text:p>1949</text:p>
          </table:table-cell>
          <table:table-cell table:style-name="ce2" office:value-type="float" office:value="1996.97674418605" calcext:value-type="float">
            <text:p>1997</text:p>
          </table:table-cell>
          <table:table-cell table:style-name="ce2" office:value-type="float" office:value="1943.08823529412" calcext:value-type="float">
            <text:p>1943</text:p>
          </table:table-cell>
          <table:table-cell table:style-name="ce2" office:value-type="float" office:value="2004.01459854015" calcext:value-type="float">
            <text:p>2004</text:p>
          </table:table-cell>
          <table:table-cell table:style-name="ce2" office:value-type="float" office:value="2060.78571428571" calcext:value-type="float">
            <text:p>2061</text:p>
          </table:table-cell>
          <table:table-cell table:style-name="ce2" office:value-type="float" office:value="2086.18055555556" calcext:value-type="float">
            <text:p>2086</text:p>
          </table:table-cell>
          <table:table-cell table:style-name="ce2" office:value-type="float" office:value="2109.65517241379" calcext:value-type="float">
            <text:p>211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5:59:26.8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3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8"/>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number-columns-repeated="10" table:default-cell-style-name="Default"/>
        <table:table-row table:style-name="ro1" table:number-rows-repeated="104">
          <table:table-cell table:number-columns-repeated="12"/>
        </table:table-row>
        <table:table-row table:style-name="ro1">
          <table:table-cell table:number-columns-repeated="2"/>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row>
        <table:table-row table:style-name="ro1">
          <table:table-cell/>
          <table:table-cell office:value-type="string" calcext:value-type="string">
            <text:p>Indice DIRD en base 100 en 2010</text:p>
          </table:table-cell>
          <table:table-cell table:style-name="ce1" office:value-type="float" office:value="81.9632125295939" calcext:value-type="float">
            <text:p>82,0</text:p>
          </table:table-cell>
          <table:table-cell table:style-name="ce1" office:value-type="float" office:value="87.091604443635" calcext:value-type="float">
            <text:p>87,1</text:p>
          </table:table-cell>
          <table:table-cell table:style-name="ce1" office:value-type="float" office:value="90.1584410854125" calcext:value-type="float">
            <text:p>90,2</text:p>
          </table:table-cell>
          <table:table-cell table:style-name="ce1" office:value-type="float" office:value="93.8299034784192" calcext:value-type="float">
            <text:p>93,8</text:p>
          </table:table-cell>
          <table:table-cell table:style-name="ce1" office:value-type="float" office:value="96.252048807139" calcext:value-type="float">
            <text:p>96,3</text:p>
          </table:table-cell>
          <table:table-cell table:style-name="ce1" office:value-type="float" office:value="100" calcext:value-type="float">
            <text:p>100,0</text:p>
          </table:table-cell>
          <table:table-cell table:style-name="ce1" office:value-type="float" office:value="105.08468402841" calcext:value-type="float">
            <text:p>105,1</text:p>
          </table:table-cell>
          <table:table-cell table:style-name="ce1" office:value-type="float" office:value="109.419049353488" calcext:value-type="float">
            <text:p>109,4</text:p>
          </table:table-cell>
          <table:table-cell table:style-name="ce1" office:value-type="float" office:value="111.418685121107" calcext:value-type="float">
            <text:p>111,4</text:p>
          </table:table-cell>
          <table:table-cell table:style-name="ce1" office:value-type="float" office:value="113.396466945912" calcext:value-type="float">
            <text:p>113,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6:14:45.7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9.892cm" svg:y="3.305cm" style:legend-expansion="high" chart:style-name="ch2"/>
        <chart:plot-area chart:style-name="ch3" chart:data-source-has-labels="both" svg:x="0.319cm" svg:y="0.179cm" svg:width="9.254cm" svg:height="8.641cm">
          <chartooo:coordinate-region svg:x="0.94cm" svg:y="0.379cm" svg:width="8.446cm" svg:height="7.794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series chart:style-name="ch7" chart:values-cell-range-address="local-table.$C$2:.$C$11" chart:label-cell-address="local-table.$C$1" chart:class="chart:line">
            <chart:data-point chart:repeated="10"/>
          </chart:series>
          <chart:series chart:style-name="ch8" chart:values-cell-range-address="local-table.$D$2:.$D$11" chart:label-cell-address="local-table.$D$1" chart:class="chart:line">
            <chart:data-point chart:repeated="1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nancements sur fonds des entreprises</text:p>
              </table:table-cell>
              <table:table-cell office:value-type="string">
                <text:p>Financements sur fonds publics</text:p>
              </table:table-cell>
              <table:table-cell office:value-type="string">
                <text:p>Financements sur autres fonds</text:p>
              </table:table-cell>
            </table:table-row>
          </table:table-header-rows>
          <table:table-rows>
            <table:table-row>
              <table:table-cell office:value-type="string">
                <text:p>1</text:p>
              </table:table-cell>
              <table:table-cell office:value-type="float" office:value="79.55">
                <text:p>79.55</text:p>
              </table:table-cell>
              <table:table-cell office:value-type="float" office:value="11.27">
                <text:p>11.27</text:p>
              </table:table-cell>
              <table:table-cell office:value-type="float" office:value="9.17">
                <text:p>9.17</text:p>
              </table:table-cell>
            </table:table-row>
            <table:table-row>
              <table:table-cell office:value-type="string">
                <text:p>2</text:p>
              </table:table-cell>
              <table:table-cell office:value-type="float" office:value="79.79">
                <text:p>79.79</text:p>
              </table:table-cell>
              <table:table-cell office:value-type="float" office:value="11.58">
                <text:p>11.58</text:p>
              </table:table-cell>
              <table:table-cell office:value-type="float" office:value="8.64">
                <text:p>8.64</text:p>
              </table:table-cell>
            </table:table-row>
            <table:table-row>
              <table:table-cell office:value-type="string">
                <text:p>3</text:p>
              </table:table-cell>
              <table:table-cell office:value-type="float" office:value="79.92">
                <text:p>79.92</text:p>
              </table:table-cell>
              <table:table-cell office:value-type="float" office:value="10.45">
                <text:p>10.45</text:p>
              </table:table-cell>
              <table:table-cell office:value-type="float" office:value="9.63">
                <text:p>9.63</text:p>
              </table:table-cell>
            </table:table-row>
            <table:table-row>
              <table:table-cell office:value-type="string">
                <text:p>4</text:p>
              </table:table-cell>
              <table:table-cell office:value-type="float" office:value="78.01">
                <text:p>78.01</text:p>
              </table:table-cell>
              <table:table-cell office:value-type="float" office:value="11.76">
                <text:p>11.76</text:p>
              </table:table-cell>
              <table:table-cell office:value-type="float" office:value="10.23">
                <text:p>10.23</text:p>
              </table:table-cell>
            </table:table-row>
            <table:table-row>
              <table:table-cell office:value-type="string">
                <text:p>5</text:p>
              </table:table-cell>
              <table:table-cell office:value-type="float" office:value="81.53">
                <text:p>81.53</text:p>
              </table:table-cell>
              <table:table-cell office:value-type="float" office:value="9.42">
                <text:p>9.42</text:p>
              </table:table-cell>
              <table:table-cell office:value-type="float" office:value="9.05">
                <text:p>9.05</text:p>
              </table:table-cell>
            </table:table-row>
            <table:table-row>
              <table:table-cell office:value-type="string">
                <text:p>6</text:p>
              </table:table-cell>
              <table:table-cell office:value-type="float" office:value="81.84">
                <text:p>81.84</text:p>
              </table:table-cell>
              <table:table-cell office:value-type="float" office:value="8.99">
                <text:p>8.99</text:p>
              </table:table-cell>
              <table:table-cell office:value-type="float" office:value="9.17">
                <text:p>9.17</text:p>
              </table:table-cell>
            </table:table-row>
            <table:table-row>
              <table:table-cell office:value-type="string">
                <text:p>7</text:p>
              </table:table-cell>
              <table:table-cell office:value-type="float" office:value="83.13">
                <text:p>83.13</text:p>
              </table:table-cell>
              <table:table-cell office:value-type="float" office:value="7.73">
                <text:p>7.73</text:p>
              </table:table-cell>
              <table:table-cell office:value-type="float" office:value="9.14">
                <text:p>9.14</text:p>
              </table:table-cell>
            </table:table-row>
            <table:table-row>
              <table:table-cell office:value-type="string">
                <text:p>8</text:p>
              </table:table-cell>
              <table:table-cell office:value-type="float" office:value="82.73">
                <text:p>82.73</text:p>
              </table:table-cell>
              <table:table-cell office:value-type="float" office:value="8.14">
                <text:p>8.14</text:p>
              </table:table-cell>
              <table:table-cell office:value-type="float" office:value="9.13">
                <text:p>9.13</text:p>
              </table:table-cell>
            </table:table-row>
            <table:table-row>
              <table:table-cell office:value-type="string">
                <text:p>9</text:p>
              </table:table-cell>
              <table:table-cell office:value-type="float" office:value="82.25">
                <text:p>82.25</text:p>
              </table:table-cell>
              <table:table-cell office:value-type="float" office:value="8.31">
                <text:p>8.31</text:p>
              </table:table-cell>
              <table:table-cell office:value-type="float" office:value="9.44">
                <text:p>9.44</text:p>
              </table:table-cell>
            </table:table-row>
            <table:table-row>
              <table:table-cell office:value-type="string">
                <text:p>10</text:p>
              </table:table-cell>
              <table:table-cell office:value-type="float" office:value="82.7">
                <text:p>82.7</text:p>
              </table:table-cell>
              <table:table-cell office:value-type="float" office:value="8.04">
                <text:p>8.04</text:p>
              </table:table-cell>
              <table:table-cell office:value-type="float" office:value="9.25">
                <text:p>9.2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8" table:default-cell-style-name="Default"/>
        <table:table-column table:style-name="co2" table:default-cell-style-name="Default"/>
        <table:table-column table:style-name="co1" table:number-columns-repeated="9" table:default-cell-style-name="Default"/>
        <table:table-row table:style-name="ro1" table:number-rows-repeated="42">
          <table:table-cell table:number-columns-repeated="18"/>
        </table:table-row>
        <table:table-row table:style-name="ro1">
          <table:table-cell table:number-columns-repeated="8"/>
          <table:table-cell table:style-name="ce1" office:value-type="string" calcext:value-type="string" table:number-columns-spanned="1" table:number-rows-spanned="2">
            <text:p>Evolution du Pib en pourcentage</text:p>
          </table:table-cell>
          <table:table-cell table:style-name="ce2" office:value-type="string" calcext:value-type="string">
            <text:p>2005/2006</text:p>
          </table:table-cell>
          <table:table-cell table:style-name="ce2" office:value-type="string" calcext:value-type="string">
            <text:p>2006/2007</text:p>
          </table:table-cell>
          <table:table-cell table:style-name="ce2" office:value-type="string" calcext:value-type="string">
            <text:p>2007/2008</text:p>
          </table:table-cell>
          <table:table-cell table:style-name="ce2" office:value-type="string" calcext:value-type="string">
            <text:p>2008/2009</text:p>
          </table:table-cell>
          <table:table-cell table:style-name="ce2" office:value-type="string" calcext:value-type="string">
            <text:p>2009/2010</text:p>
          </table:table-cell>
          <table:table-cell table:style-name="ce2" office:value-type="string" calcext:value-type="string">
            <text:p>2010/2011</text:p>
          </table:table-cell>
          <table:table-cell table:style-name="ce2" office:value-type="string" calcext:value-type="string">
            <text:p>2011/2012</text:p>
          </table:table-cell>
          <table:table-cell table:style-name="ce2" office:value-type="string" calcext:value-type="string">
            <text:p>2012/2013</text:p>
          </table:table-cell>
          <table:table-cell table:style-name="ce2" office:value-type="string" calcext:value-type="string">
            <text:p>2013/2014</text:p>
          </table:table-cell>
        </table:table-row>
        <table:table-row table:style-name="ro1">
          <table:table-cell table:number-columns-repeated="8"/>
          <table:covered-table-cell/>
          <table:table-cell table:style-name="ce3" office:value-type="float" office:value="4.60954904548474" calcext:value-type="float">
            <text:p>4,6</text:p>
          </table:table-cell>
          <table:table-cell table:style-name="ce3" office:value-type="float" office:value="5.15164996705301" calcext:value-type="float">
            <text:p>5,2</text:p>
          </table:table-cell>
          <table:table-cell table:style-name="ce3" office:value-type="float" office:value="2.45871066603153" calcext:value-type="float">
            <text:p>2,5</text:p>
          </table:table-cell>
          <table:table-cell table:style-name="ce3" office:value-type="float" office:value="-2.69850457942579" calcext:value-type="float">
            <text:p>-2,7</text:p>
          </table:table-cell>
          <table:table-cell table:style-name="ce3" office:value-type="float" office:value="3.13554279931122" calcext:value-type="float">
            <text:p>3,1</text:p>
          </table:table-cell>
          <table:table-cell table:style-name="ce3" office:value-type="float" office:value="2.83286937065848" calcext:value-type="float">
            <text:p>2,8</text:p>
          </table:table-cell>
          <table:table-cell table:style-name="ce3" office:value-type="float" office:value="1.23228927169866" calcext:value-type="float">
            <text:p>1,2</text:p>
          </table:table-cell>
          <table:table-cell table:style-name="ce3" office:value-type="float" office:value="1.12524377603481" calcext:value-type="float">
            <text:p>1,1</text:p>
          </table:table-cell>
          <table:table-cell table:style-name="ce3" office:value-type="float" office:value="1.77508989865969" calcext:value-type="float">
            <text:p>1,8</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1">00/00/0000</text:date>, <text:time style:data-style-name="N2" text:time-value="17:16:00.1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row table:style-name="ro1" table:number-rows-repeated="15">
          <table:table-cell table:number-columns-repeated="2"/>
        </table:table-row>
        <table:table-row table:style-name="ro1">
          <table:table-cell table:style-name="ce1"/>
          <table:table-cell table:style-name="ce1" office:value-type="float" office:value="2014" calcext:value-type="float">
            <text:p>2014</text:p>
          </table:table-cell>
        </table:table-row>
        <table:table-row table:style-name="ro1">
          <table:table-cell table:style-name="ce1" office:value-type="string" calcext:value-type="string">
            <text:p>Agriculture</text:p>
          </table:table-cell>
          <table:table-cell table:style-name="ce2" office:value-type="percentage" office:value="0.147635770281295" calcext:value-type="percentage">
            <text:p>14,8%</text:p>
          </table:table-cell>
        </table:table-row>
        <table:table-row table:style-name="ro1">
          <table:table-cell table:style-name="ce1" office:value-type="string" calcext:value-type="string">
            <text:p>Industrie</text:p>
          </table:table-cell>
          <table:table-cell table:style-name="ce2" office:value-type="percentage" office:value="0.0517186336064702" calcext:value-type="percentage">
            <text:p>5,2%</text:p>
          </table:table-cell>
        </table:table-row>
        <table:table-row table:style-name="ro1">
          <table:table-cell table:style-name="ce1" office:value-type="string" calcext:value-type="string">
            <text:p>Construction</text:p>
          </table:table-cell>
          <table:table-cell table:style-name="ce2" office:value-type="percentage" office:value="0.118300166719875" calcext:value-type="percentage">
            <text:p>11,8%</text:p>
          </table:table-cell>
        </table:table-row>
        <table:table-row table:style-name="ro1">
          <table:table-cell table:style-name="ce1" office:value-type="string" calcext:value-type="string">
            <text:p>Tertiaire marchand</text:p>
          </table:table-cell>
          <table:table-cell table:style-name="ce2" office:value-type="percentage" office:value="0.506757475790146" calcext:value-type="percentage">
            <text:p>50,7%</text:p>
          </table:table-cell>
        </table:table-row>
        <table:table-row table:style-name="ro1">
          <table:table-cell table:style-name="ce1" office:value-type="string" calcext:value-type="string">
            <text:p>Tertiaire non marchand</text:p>
          </table:table-cell>
          <table:table-cell table:style-name="ce2" office:value-type="percentage" office:value="0.175587953602213" calcext:value-type="percentage">
            <text:p>17,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6:40:46.7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row table:style-name="ro1" table:number-rows-repeated="22">
          <table:table-cell table:number-columns-repeated="2"/>
        </table:table-row>
        <table:table-row table:style-name="ro1">
          <table:table-cell table:style-name="ce1"/>
          <table:table-cell table:style-name="ce1" office:value-type="float" office:value="2014" calcext:value-type="float">
            <text:p>2014</text:p>
          </table:table-cell>
        </table:table-row>
        <table:table-row table:style-name="ro1">
          <table:table-cell table:style-name="ce1" office:value-type="string" calcext:value-type="string">
            <text:p>Agriculture</text:p>
          </table:table-cell>
          <table:table-cell table:style-name="ce2" office:value-type="percentage" office:value="0.0100939360899103" calcext:value-type="percentage">
            <text:p>1,0%</text:p>
          </table:table-cell>
        </table:table-row>
        <table:table-row table:style-name="ro1">
          <table:table-cell table:style-name="ce1" office:value-type="string" calcext:value-type="string">
            <text:p>Industrie</text:p>
          </table:table-cell>
          <table:table-cell table:style-name="ce2" office:value-type="percentage" office:value="0.132223433699572" calcext:value-type="percentage">
            <text:p>13,2%</text:p>
          </table:table-cell>
        </table:table-row>
        <table:table-row table:style-name="ro1">
          <table:table-cell table:style-name="ce1" office:value-type="string" calcext:value-type="string">
            <text:p>Construction</text:p>
          </table:table-cell>
          <table:table-cell table:style-name="ce2" office:value-type="percentage" office:value="0.0561897173530152" calcext:value-type="percentage">
            <text:p>5,6%</text:p>
          </table:table-cell>
        </table:table-row>
        <table:table-row table:style-name="ro1">
          <table:table-cell table:style-name="ce1" office:value-type="string" calcext:value-type="string">
            <text:p>Tertiaire marchand</text:p>
          </table:table-cell>
          <table:table-cell table:style-name="ce2" office:value-type="percentage" office:value="0.474616287847018" calcext:value-type="percentage">
            <text:p>47,5%</text:p>
          </table:table-cell>
        </table:table-row>
        <table:table-row table:style-name="ro1">
          <table:table-cell table:style-name="ce1" office:value-type="string" calcext:value-type="string">
            <text:p>Tertiaire non marchand</text:p>
          </table:table-cell>
          <table:table-cell table:style-name="ce2" office:value-type="percentage" office:value="0.326876625010484" calcext:value-type="percentage">
            <text:p>32,7%</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6:59:49.86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